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81in"/>
    </style:style>
    <style:style style:name="co2" style:family="table-column">
      <style:table-column-properties fo:break-before="auto" style:column-width="2.4091in"/>
    </style:style>
    <style:style style:name="co3" style:family="table-column">
      <style:table-column-properties fo:break-before="auto" style:column-width="1.0264in"/>
    </style:style>
    <style:style style:name="co4" style:family="table-column">
      <style:table-column-properties fo:break-before="auto" style:column-width="1.0102in"/>
    </style:style>
    <style:style style:name="co5" style:family="table-column">
      <style:table-column-properties fo:break-before="auto" style:column-width="0.8791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00ccff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138in solid #000000" style:rotation-align="none"/>
    </style:style>
    <style:style style:name="ce4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6" style:family="table-cell" style:parent-style-name="Default">
      <style:table-cell-properties fo:background-color="#00ccff"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fo:border="0.0138in solid #000000" style:rotation-align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1"/>
        <table:table-column table:style-name="co1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LICENCE SANTE-SESI (400000) PARCOURS INFORMATIQUE (400001)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SEMESTRE 5</text:p>
          </table:table-cell>
          <table:table-cell table:style-name="ce1" table:number-columns-repeated="3"/>
          <table:table-cell table:style-name="ce9" office:value-type="string">
            <text:p>Intitulé UE :</text:p>
          </table:table-cell>
          <table:table-cell table:style-name="ce12" office:value-type="string" table:number-columns-spanned="3" table:number-rows-spanned="1">
            <text:p>PDC</text:p>
          </table:table-cell>
          <table:covered-table-cell table:style-name="ce13"/>
          <table:covered-table-cell table:style-name="ce14"/>
          <table:table-cell table:number-columns-repeated="1016"/>
        </table:table-row>
        <table:table-row table:style-name="ro1">
          <table:table-cell table:style-name="ce1" office:value-type="string">
            <text:p>Année 2012-2013</text:p>
          </table:table-cell>
          <table:table-cell table:style-name="ce1"/>
          <table:table-cell table:style-name="ce6" office:value-type="string">
            <text:p>1ère session</text:p>
          </table:table-cell>
          <table:table-cell table:style-name="ce1"/>
          <table:table-cell table:style-name="ce10"/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DS2 = DS fi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IP</text:p>
          </table:table-cell>
          <table:table-cell table:style-name="ce2" office:value-type="string">
            <text:p>Nom-Prenom</text:p>
          </table:table-cell>
          <table:table-cell table:style-name="ce2" office:value-type="string">
            <text:p>Note DS1/TD</text:p>
          </table:table-cell>
          <table:table-cell table:style-name="ce2" office:value-type="string">
            <text:p>Note DS2</text:p>
          </table:table-cell>
          <table:table-cell table:style-name="ce2" office:value-type="string">
            <text:p>Note TP</text:p>
          </table:table-cell>
          <table:table-cell table:style-name="ce2" office:value-type="string">
            <text:p>Moyenne finale</text:p>
          </table:table-cell>
          <table:table-cell office:value-type="string">
            <text:p>Groupe</text:p>
          </table:table-cell>
          <table:table-cell table:number-columns-repeated="1017"/>
        </table:table-row>
        <table:table-row table:style-name="ro1">
          <table:table-cell table:style-name="ce3" office:value-type="float" office:value="11010179">
            <text:p>11010179</text:p>
          </table:table-cell>
          <table:table-cell table:style-name="ce3" office:value-type="string">
            <text:p>BEHLOULI SMAIL</text:p>
          </table:table-cell>
          <table:table-cell table:style-name="ce3"/>
          <table:table-cell table:style-name="ce7"/>
          <table:table-cell table:style-name="ce3" office:value-type="float" office:value="6">
            <text:p>6</text:p>
          </table:table-cell>
          <table:table-cell table:style-name="ce12" table:formula="of:=(MAX(([.C7]+2*[.D7]);3*[.D7])+[.E7])/4"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1366">
            <text:p>11101366</text:p>
          </table:table-cell>
          <table:table-cell table:style-name="ce3" office:value-type="string">
            <text:p>BINOIS OLIVIER</text:p>
          </table:table-cell>
          <table:table-cell table:style-name="ce3" office:value-type="float" office:value="11.5">
            <text:p>11.5</text:p>
          </table:table-cell>
          <table:table-cell table:style-name="ce7" office:value-type="float" office:value="9.5">
            <text:p>9.5</text:p>
          </table:table-cell>
          <table:table-cell table:style-name="ce3" office:value-type="float" office:value="8">
            <text:p>8</text:p>
          </table:table-cell>
          <table:table-cell table:style-name="ce12" table:formula="of:=(MAX(([.C8]+2*[.D8]);3*[.D8])+[.E8])/4" office:value-type="float" office:value="9.625">
            <text:p>9.6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0600139">
            <text:p>10600139</text:p>
          </table:table-cell>
          <table:table-cell table:style-name="ce3" office:value-type="string">
            <text:p>BOSSUT JEREMY</text:p>
          </table:table-cell>
          <table:table-cell table:style-name="ce3" office:value-type="float" office:value="13">
            <text:p>13</text:p>
          </table:table-cell>
          <table:table-cell table:style-name="ce7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12" table:formula="of:=(MAX(([.C9]+2*[.D9]);3*[.D9])+[.E9])/4" office:value-type="float" office:value="13.5">
            <text:p>13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303747">
            <text:p>11303747</text:p>
          </table:table-cell>
          <table:table-cell table:style-name="ce3" office:value-type="string">
            <text:p>BULTEL AYMERIC</text:p>
          </table:table-cell>
          <table:table-cell table:style-name="ce3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12" table:formula="of:=(MAX(([.C10]+2*[.D10]);3*[.D10])+[.E10])/4" office:value-type="float" office:value="7.25">
            <text:p>7.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303540">
            <text:p>11303540</text:p>
          </table:table-cell>
          <table:table-cell table:style-name="ce3" office:value-type="string">
            <text:p>BUQUET TIMOTHEE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12" table:formula="of:=(MAX(([.C11]+2*[.D11]);3*[.D11])+[.E11])/4" office:value-type="float" office:value="8.375">
            <text:p>8.3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2833">
            <text:p>11102833</text:p>
          </table:table-cell>
          <table:table-cell table:style-name="ce3" office:value-type="string">
            <text:p>CACCIATORE CELIA</text:p>
          </table:table-cell>
          <table:table-cell table:style-name="ce3" office:value-type="float" office:value="14">
            <text:p>14</text:p>
          </table:table-cell>
          <table:table-cell table:style-name="ce7" office:value-type="float" office:value="12.5">
            <text:p>12.5</text:p>
          </table:table-cell>
          <table:table-cell table:style-name="ce3" office:value-type="float" office:value="15">
            <text:p>15</text:p>
          </table:table-cell>
          <table:table-cell table:style-name="ce12" table:formula="of:=(MAX(([.C12]+2*[.D12]);3*[.D12])+[.E12])/4" office:value-type="float" office:value="13.5">
            <text:p>13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4549">
            <text:p>11104549</text:p>
          </table:table-cell>
          <table:table-cell table:style-name="ce3" office:value-type="string">
            <text:p>CAMARA ALPHA LALMAS</text:p>
          </table:table-cell>
          <table:table-cell table:style-name="ce3" office:value-type="float" office:value="13">
            <text:p>13</text:p>
          </table:table-cell>
          <table:table-cell table:style-name="ce7" office:value-type="float" office:value="17.5">
            <text:p>17.5</text:p>
          </table:table-cell>
          <table:table-cell table:style-name="ce3" office:value-type="float" office:value="13">
            <text:p>13</text:p>
          </table:table-cell>
          <table:table-cell table:style-name="ce12" table:formula="of:=(MAX(([.C13]+2*[.D13]);3*[.D13])+[.E13])/4" office:value-type="float" office:value="16.375">
            <text:p>16.3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2751">
            <text:p>11102751</text:p>
          </table:table-cell>
          <table:table-cell table:style-name="ce3" office:value-type="string">
            <text:p>CHA JEROME</text:p>
          </table:table-cell>
          <table:table-cell table:style-name="ce3"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12" table:formula="of:=(MAX(([.C14]+2*[.D14]);3*[.D14])+[.E14])/4" office:value-type="float" office:value="7.5">
            <text:p>7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000154">
            <text:p>11000154</text:p>
          </table:table-cell>
          <table:table-cell table:style-name="ce3" office:value-type="string">
            <text:p>CORBEAU SOPHIE</text:p>
          </table:table-cell>
          <table:table-cell table:style-name="ce3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12" table:formula="of:=(MAX(([.C15]+2*[.D15]);3*[.D15])+[.E15])/4" office:value-type="float" office:value="6.25">
            <text:p>6.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301933">
            <text:p>11301933</text:p>
          </table:table-cell>
          <table:table-cell table:style-name="ce3" office:value-type="string">
            <text:p>DECAUDIN JULIEN</text:p>
          </table:table-cell>
          <table:table-cell table:style-name="ce3" office:value-type="float" office:value="12.5">
            <text:p>12.5</text:p>
          </table:table-cell>
          <table:table-cell table:style-name="ce7" office:value-type="float" office:value="13">
            <text:p>13</text:p>
          </table:table-cell>
          <table:table-cell table:style-name="ce3" office:value-type="float" office:value="15">
            <text:p>15</text:p>
          </table:table-cell>
          <table:table-cell table:style-name="ce12" table:formula="of:=(MAX(([.C16]+2*[.D16]);3*[.D16])+[.E16])/4" office:value-type="float" office:value="13.5">
            <text:p>13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302455">
            <text:p>11302455</text:p>
          </table:table-cell>
          <table:table-cell table:style-name="ce3" office:value-type="string">
            <text:p>DELUSSU JULIEN</text:p>
          </table:table-cell>
          <table:table-cell table:style-name="ce3" office:value-type="float" office:value="11">
            <text:p>11</text:p>
          </table:table-cell>
          <table:table-cell table:style-name="ce7" office:value-type="float" office:value="6.5">
            <text:p>6.5</text:p>
          </table:table-cell>
          <table:table-cell table:style-name="ce3" office:value-type="float" office:value="14">
            <text:p>14</text:p>
          </table:table-cell>
          <table:table-cell table:style-name="ce12" table:formula="of:=(MAX(([.C17]+2*[.D17]);3*[.D17])+[.E17])/4" office:value-type="float" office:value="9.5">
            <text:p>9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0951">
            <text:p>11100951</text:p>
          </table:table-cell>
          <table:table-cell table:style-name="ce3" office:value-type="string">
            <text:p>DESMET AURELIE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12" table:formula="of:=(MAX(([.C18]+2*[.D18]);3*[.D18])+[.E18])/4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4147">
            <text:p>11104147</text:p>
          </table:table-cell>
          <table:table-cell table:style-name="ce3" office:value-type="string">
            <text:p>DUTHOIT JULIEN</text:p>
          </table:table-cell>
          <table:table-cell table:style-name="ce3" office:value-type="float" office:value="17">
            <text:p>17</text:p>
          </table:table-cell>
          <table:table-cell table:style-name="ce7" office:value-type="float" office:value="13">
            <text:p>13</text:p>
          </table:table-cell>
          <table:table-cell table:style-name="ce3" office:value-type="float" office:value="8">
            <text:p>8</text:p>
          </table:table-cell>
          <table:table-cell table:style-name="ce12" table:formula="of:=(MAX(([.C19]+2*[.D19]);3*[.D19])+[.E19])/4" office:value-type="float" office:value="12.75">
            <text:p>12.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206067">
            <text:p>11206067</text:p>
          </table:table-cell>
          <table:table-cell table:style-name="ce3" office:value-type="string">
            <text:p>ELKHOTFI MINA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12" table:formula="of:=(MAX(([.C20]+2*[.D20]);3*[.D20])+[.E20])/4" office:value-type="float" office:value="7.875">
            <text:p>7.8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3172">
            <text:p>11103172</text:p>
          </table:table-cell>
          <table:table-cell table:style-name="ce3" office:value-type="string">
            <text:p>FRANCOIS REMY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14.5">
            <text:p>14.5</text:p>
          </table:table-cell>
          <table:table-cell table:style-name="ce3" office:value-type="float" office:value="8">
            <text:p>8</text:p>
          </table:table-cell>
          <table:table-cell table:style-name="ce12" table:formula="of:=(MAX(([.C21]+2*[.D21]);3*[.D21])+[.E21])/4" office:value-type="float" office:value="12.875">
            <text:p>12.8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306827">
            <text:p>11306827</text:p>
          </table:table-cell>
          <table:table-cell table:style-name="ce3" office:value-type="string">
            <text:p>GHANNAM HOUDA</text:p>
          </table:table-cell>
          <table:table-cell table:style-name="ce3" office:value-type="float" office:value="4">
            <text:p>4</text:p>
          </table:table-cell>
          <table:table-cell table:style-name="ce7" office:value-type="float" office:value="10.5">
            <text:p>10.5</text:p>
          </table:table-cell>
          <table:table-cell table:style-name="ce3" office:value-type="float" office:value="8">
            <text:p>8</text:p>
          </table:table-cell>
          <table:table-cell table:style-name="ce12" table:formula="of:=(MAX(([.C22]+2*[.D22]);3*[.D22])+[.E22])/4" office:value-type="float" office:value="9.875">
            <text:p>9.8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300729">
            <text:p>11300729</text:p>
          </table:table-cell>
          <table:table-cell table:style-name="ce3" office:value-type="string">
            <text:p>HEUGUE REMI</text:p>
          </table:table-cell>
          <table:table-cell table:style-name="ce3" office:value-type="float" office:value="17.5">
            <text:p>17.5</text:p>
          </table:table-cell>
          <table:table-cell table:style-name="ce7" office:value-type="float" office:value="17.5">
            <text:p>17.5</text:p>
          </table:table-cell>
          <table:table-cell table:style-name="ce3" office:value-type="float" office:value="15">
            <text:p>15</text:p>
          </table:table-cell>
          <table:table-cell table:style-name="ce12" table:formula="of:=(MAX(([.C23]+2*[.D23]);3*[.D23])+[.E23])/4" office:value-type="float" office:value="16.875">
            <text:p>16.8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306473">
            <text:p>11306473</text:p>
          </table:table-cell>
          <table:table-cell table:style-name="ce3" office:value-type="string">
            <text:p>IRHLAM AYOUB</text:p>
          </table:table-cell>
          <table:table-cell table:style-name="ce3" office:value-type="float" office:value="6">
            <text:p>6</text:p>
          </table:table-cell>
          <table:table-cell table:style-name="ce7"/>
          <table:table-cell table:style-name="ce3" office:value-type="float" office:value="0">
            <text:p>0</text:p>
          </table:table-cell>
          <table:table-cell table:style-name="ce12" table:formula="of:=(MAX(([.C24]+2*[.D24]);3*[.D24])+[.E24])/4"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3766">
            <text:p>11103766</text:p>
          </table:table-cell>
          <table:table-cell table:style-name="ce3" office:value-type="string">
            <text:p>LEVEN JULIA</text:p>
          </table:table-cell>
          <table:table-cell table:style-name="ce3" office:value-type="float" office:value="7.5">
            <text:p>7.5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4">
            <text:p>14</text:p>
          </table:table-cell>
          <table:table-cell table:style-name="ce12" table:formula="of:=(MAX(([.C25]+2*[.D25]);3*[.D25])+[.E25])/4" office:value-type="float" office:value="8.375">
            <text:p>8.3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2625">
            <text:p>11102625</text:p>
          </table:table-cell>
          <table:table-cell table:style-name="ce3" office:value-type="string">
            <text:p>MARIEL CHARLOTTE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12" table:formula="of:=(MAX(([.C26]+2*[.D26]);3*[.D26])+[.E26])/4" office:value-type="float" office:value="7.375">
            <text:p>7.3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001596">
            <text:p>11001596</text:p>
          </table:table-cell>
          <table:table-cell table:style-name="ce3" office:value-type="string">
            <text:p>MARQUETTE CAMILLE</text:p>
          </table:table-cell>
          <table:table-cell table:style-name="ce3" office:value-type="float" office:value="7.5">
            <text:p>7.5</text:p>
          </table:table-cell>
          <table:table-cell table:style-name="ce7" office:value-type="float" office:value="2.5">
            <text:p>2.5</text:p>
          </table:table-cell>
          <table:table-cell table:style-name="ce3" office:value-type="float" office:value="5">
            <text:p>5</text:p>
          </table:table-cell>
          <table:table-cell table:style-name="ce12" table:formula="of:=(MAX(([.C27]+2*[.D27]);3*[.D27])+[.E27])/4" office:value-type="float" office:value="4.375">
            <text:p>4.3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300998">
            <text:p>11300998</text:p>
          </table:table-cell>
          <table:table-cell table:style-name="ce3" office:value-type="string">
            <text:p>MIRANDA YOAN</text:p>
          </table:table-cell>
          <table:table-cell table:style-name="ce3" office:value-type="float" office:value="14.5">
            <text:p>14.5</text:p>
          </table:table-cell>
          <table:table-cell table:style-name="ce7" office:value-type="float" office:value="7.5">
            <text:p>7.5</text:p>
          </table:table-cell>
          <table:table-cell table:style-name="ce3" office:value-type="float" office:value="9">
            <text:p>9</text:p>
          </table:table-cell>
          <table:table-cell table:style-name="ce12" table:formula="of:=(MAX(([.C28]+2*[.D28]);3*[.D28])+[.E28])/4" office:value-type="float" office:value="9.625">
            <text:p>9.6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0703921">
            <text:p>10703921</text:p>
          </table:table-cell>
          <table:table-cell table:style-name="ce3" office:value-type="string">
            <text:p>NACHTERGAELE THOMAS</text:p>
          </table:table-cell>
          <table:table-cell table:style-name="ce3" office:value-type="float" office:value="17.5">
            <text:p>17.5</text:p>
          </table:table-cell>
          <table:table-cell table:style-name="ce7" office:value-type="float" office:value="18.5">
            <text:p>18.5</text:p>
          </table:table-cell>
          <table:table-cell table:style-name="ce3" office:value-type="float" office:value="15">
            <text:p>15</text:p>
          </table:table-cell>
          <table:table-cell table:style-name="ce12" table:formula="of:=(MAX(([.C29]+2*[.D29]);3*[.D29])+[.E29])/4" office:value-type="float" office:value="17.625">
            <text:p>17.6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007110">
            <text:p>11007110</text:p>
          </table:table-cell>
          <table:table-cell table:style-name="ce3" office:value-type="string">
            <text:p>NIEMCZYCKI NICOLAS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17">
            <text:p>17</text:p>
          </table:table-cell>
          <table:table-cell table:style-name="ce3" office:value-type="float" office:value="13">
            <text:p>13</text:p>
          </table:table-cell>
          <table:table-cell table:style-name="ce12" table:formula="of:=(MAX(([.C30]+2*[.D30]);3*[.D30])+[.E30])/4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3201">
            <text:p>11103201</text:p>
          </table:table-cell>
          <table:table-cell table:style-name="ce3" office:value-type="string">
            <text:p>PEYSSON FLORENT</text:p>
          </table:table-cell>
          <table:table-cell table:style-name="ce3" office:value-type="float" office:value="6.5">
            <text:p>6.5</text:p>
          </table:table-cell>
          <table:table-cell table:style-name="ce7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12" table:formula="of:=(MAX(([.C31]+2*[.D31]);3*[.D31])+[.E31])/4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007229">
            <text:p>11007229</text:p>
          </table:table-cell>
          <table:table-cell table:style-name="ce3" office:value-type="string">
            <text:p>PLOUVIER HENRI</text:p>
          </table:table-cell>
          <table:table-cell table:style-name="ce3" office:value-type="float" office:value="9">
            <text:p>9</text:p>
          </table:table-cell>
          <table:table-cell table:style-name="ce7"/>
          <table:table-cell table:style-name="ce3" office:value-type="float" office:value="5">
            <text:p>5</text:p>
          </table:table-cell>
          <table:table-cell table:style-name="ce12" table:formula="of:=(MAX(([.C32]+2*[.D32]);3*[.D32])+[.E32])/4" office:value-type="float" office:value="3.5">
            <text:p>3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008085">
            <text:p>11008085</text:p>
          </table:table-cell>
          <table:table-cell table:style-name="ce3" office:value-type="string">
            <text:p>VAN BEVEREN CEDRIC</text:p>
          </table:table-cell>
          <table:table-cell table:style-name="ce3" office:value-type="float" office:value="14.5">
            <text:p>14.5</text:p>
          </table:table-cell>
          <table:table-cell table:style-name="ce7" office:value-type="float" office:value="10.5">
            <text:p>10.5</text:p>
          </table:table-cell>
          <table:table-cell table:style-name="ce3" office:value-type="float" office:value="8">
            <text:p>8</text:p>
          </table:table-cell>
          <table:table-cell table:style-name="ce12" table:formula="of:=(MAX(([.C33]+2*[.D33]);3*[.D33])+[.E33])/4" office:value-type="float" office:value="10.875">
            <text:p>10.8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2807">
            <text:p>11102807</text:p>
          </table:table-cell>
          <table:table-cell table:style-name="ce3" office:value-type="string">
            <text:p>VAN OVERTVELDT EDMOND</text:p>
          </table:table-cell>
          <table:table-cell table:style-name="ce3" office:value-type="float" office:value="15.5">
            <text:p>15.5</text:p>
          </table:table-cell>
          <table:table-cell table:style-name="ce7" office:value-type="float" office:value="10.5">
            <text:p>10.5</text:p>
          </table:table-cell>
          <table:table-cell table:style-name="ce3" office:value-type="float" office:value="12">
            <text:p>12</text:p>
          </table:table-cell>
          <table:table-cell table:style-name="ce12" table:formula="of:=(MAX(([.C34]+2*[.D34]);3*[.D34])+[.E34])/4" office:value-type="float" office:value="12.125">
            <text:p>12.1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303739">
            <text:p>11303739</text:p>
          </table:table-cell>
          <table:table-cell table:style-name="ce3" office:value-type="string">
            <text:p>VANNESTE JULES</text:p>
          </table:table-cell>
          <table:table-cell table:style-name="ce3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12" table:formula="of:=(MAX(([.C35]+2*[.D35]);3*[.D35])+[.E35])/4" office:value-type="float" office:value="12.5">
            <text:p>12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102741">
            <text:p>11102741</text:p>
          </table:table-cell>
          <table:table-cell table:style-name="ce3" office:value-type="string">
            <text:p>YANG PAHOUA</text:p>
          </table:table-cell>
          <table:table-cell table:style-name="ce3" office:value-type="float" office:value="7.5">
            <text:p>7.5</text:p>
          </table:table-cell>
          <table:table-cell table:style-name="ce7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12" table:formula="of:=(MAX(([.C36]+2*[.D36]);3*[.D36])+[.E36])/4" office:value-type="float" office:value="8.25">
            <text:p>8.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11012153">
            <text:p>11012153</text:p>
          </table:table-cell>
          <table:table-cell table:style-name="ce3" office:value-type="string">
            <text:p>ALLION BENJAMIN</text:p>
          </table:table-cell>
          <table:table-cell table:style-name="ce3" office:value-type="float" office:value="16">
            <text:p>16</text:p>
          </table:table-cell>
          <table:table-cell table:style-name="ce7" office:value-type="float" office:value="15.5">
            <text:p>15.5</text:p>
          </table:table-cell>
          <table:table-cell table:style-name="ce3" office:value-type="float" office:value="5">
            <text:p>5</text:p>
          </table:table-cell>
          <table:table-cell table:style-name="ce12" table:formula="of:=(MAX(([.C37]+2*[.D37]);3*[.D37])+[.E37])/4"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203509">
            <text:p>11203509</text:p>
          </table:table-cell>
          <table:table-cell table:style-name="ce3" office:value-type="string">
            <text:p>ASSEMAN ANTOINE</text:p>
          </table:table-cell>
          <table:table-cell table:style-name="ce3" office:value-type="float" office:value="6.5">
            <text:p>6.5</text:p>
          </table:table-cell>
          <table:table-cell table:style-name="ce7" office:value-type="float" office:value="13.5">
            <text:p>13.5</text:p>
          </table:table-cell>
          <table:table-cell table:style-name="ce3" office:value-type="float" office:value="12">
            <text:p>12</text:p>
          </table:table-cell>
          <table:table-cell table:style-name="ce12" table:formula="of:=(MAX(([.C38]+2*[.D38]);3*[.D38])+[.E38])/4" office:value-type="float" office:value="13.125">
            <text:p>13.1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103936">
            <text:p>11103936</text:p>
          </table:table-cell>
          <table:table-cell table:style-name="ce3" office:value-type="string">
            <text:p>AXINTI IGOR</text:p>
          </table:table-cell>
          <table:table-cell table:style-name="ce3" office:value-type="float" office:value="12">
            <text:p>12</text:p>
          </table:table-cell>
          <table:table-cell table:style-name="ce7"/>
          <table:table-cell table:style-name="ce3" office:value-type="float" office:value="5">
            <text:p>5</text:p>
          </table:table-cell>
          <table:table-cell table:style-name="ce12" table:formula="of:=(MAX(([.C39]+2*[.D39]);3*[.D39])+[.E39])/4" office:value-type="float" office:value="4.25">
            <text:p>4.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010122">
            <text:p>11010122</text:p>
          </table:table-cell>
          <table:table-cell table:style-name="ce3" office:value-type="string">
            <text:p>BATNINI MERIEM</text:p>
          </table:table-cell>
          <table:table-cell table:style-name="ce3" office:value-type="float" office:value="13">
            <text:p>13</text:p>
          </table:table-cell>
          <table:table-cell table:style-name="ce7" office:value-type="float" office:value="9.5">
            <text:p>9.5</text:p>
          </table:table-cell>
          <table:table-cell table:style-name="ce3" office:value-type="float" office:value="11">
            <text:p>11</text:p>
          </table:table-cell>
          <table:table-cell table:style-name="ce12" table:formula="of:=(MAX(([.C40]+2*[.D40]);3*[.D40])+[.E40])/4" office:value-type="float" office:value="10.75">
            <text:p>10.7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011842">
            <text:p>11011842</text:p>
          </table:table-cell>
          <table:table-cell table:style-name="ce3" office:value-type="string">
            <text:p>BERT MAXIME</text:p>
          </table:table-cell>
          <table:table-cell table:style-name="ce3" office:value-type="float" office:value="11">
            <text:p>11</text:p>
          </table:table-cell>
          <table:table-cell table:style-name="ce7" office:value-type="float" office:value="8.5">
            <text:p>8.5</text:p>
          </table:table-cell>
          <table:table-cell table:style-name="ce3" office:value-type="float" office:value="5">
            <text:p>5</text:p>
          </table:table-cell>
          <table:table-cell table:style-name="ce12" table:formula="of:=(MAX(([.C41]+2*[.D41]);3*[.D41])+[.E41])/4" office:value-type="float" office:value="8.25">
            <text:p>8.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0606473">
            <text:p>10606473</text:p>
          </table:table-cell>
          <table:table-cell table:style-name="ce3" office:value-type="string">
            <text:p>BOEYKENS MATTHIEU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10.5">
            <text:p>10.5</text:p>
          </table:table-cell>
          <table:table-cell table:style-name="ce3" office:value-type="float" office:value="11">
            <text:p>11</text:p>
          </table:table-cell>
          <table:table-cell table:style-name="ce12" table:formula="of:=(MAX(([.C42]+2*[.D42]);3*[.D42])+[.E42])/4" office:value-type="float" office:value="10.625">
            <text:p>10.6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304720">
            <text:p>11304720</text:p>
          </table:table-cell>
          <table:table-cell table:style-name="ce3" office:value-type="string">
            <text:p>CATTEAUX GUILLAUME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12" table:formula="of:=(MAX(([.C43]+2*[.D43]);3*[.D43])+[.E43])/4" office:value-type="float" office:value="5.125">
            <text:p>5.1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000753">
            <text:p>11000753</text:p>
          </table:table-cell>
          <table:table-cell table:style-name="ce3" office:value-type="string">
            <text:p>CHATELAIS QUENTIN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6.5">
            <text:p>6.5</text:p>
          </table:table-cell>
          <table:table-cell table:style-name="ce3" office:value-type="float" office:value="5">
            <text:p>5</text:p>
          </table:table-cell>
          <table:table-cell table:style-name="ce12" table:formula="of:=(MAX(([.C44]+2*[.D44]);3*[.D44])+[.E44])/4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102960">
            <text:p>11102960</text:p>
          </table:table-cell>
          <table:table-cell table:style-name="ce3" office:value-type="string">
            <text:p>DE VILLE HALIM</text:p>
          </table:table-cell>
          <table:table-cell table:style-name="ce3"/>
          <table:table-cell table:style-name="ce7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12" table:formula="of:=(MAX(([.C45]+2*[.D45]);3*[.D45])+[.E45])/4" office:value-type="float" office:value="13.5">
            <text:p>13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102158">
            <text:p>11102158</text:p>
          </table:table-cell>
          <table:table-cell table:style-name="ce3" office:value-type="string">
            <text:p>DUBRULLE NICOLAS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9.5">
            <text:p>9.5</text:p>
          </table:table-cell>
          <table:table-cell table:style-name="ce3" office:value-type="float" office:value="5">
            <text:p>5</text:p>
          </table:table-cell>
          <table:table-cell table:style-name="ce12" table:formula="of:=(MAX(([.C46]+2*[.D46]);3*[.D46])+[.E46])/4" office:value-type="float" office:value="8.625">
            <text:p>8.6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302170">
            <text:p>11302170</text:p>
          </table:table-cell>
          <table:table-cell table:style-name="ce3" office:value-type="string">
            <text:p>DUFEU JEAN-PHILIPPE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12" table:formula="of:=(MAX(([.C47]+2*[.D47]);3*[.D47])+[.E47])/4" office:value-type="float" office:value="8.125">
            <text:p>8.1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103160">
            <text:p>11103160</text:p>
          </table:table-cell>
          <table:table-cell table:style-name="ce3" office:value-type="string">
            <text:p>FETIVEAU JEREMY</text:p>
          </table:table-cell>
          <table:table-cell table:style-name="ce3" office:value-type="float" office:value="13">
            <text:p>13</text:p>
          </table:table-cell>
          <table:table-cell table:style-name="ce7" office:value-type="float" office:value="15.5">
            <text:p>15.5</text:p>
          </table:table-cell>
          <table:table-cell table:style-name="ce3" office:value-type="float" office:value="12">
            <text:p>12</text:p>
          </table:table-cell>
          <table:table-cell table:style-name="ce12" table:formula="of:=(MAX(([.C48]+2*[.D48]);3*[.D48])+[.E48])/4" office:value-type="float" office:value="14.625">
            <text:p>14.6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103530">
            <text:p>11103530</text:p>
          </table:table-cell>
          <table:table-cell table:style-name="ce3" office:value-type="string">
            <text:p>FONTAINE JEREMY</text:p>
          </table:table-cell>
          <table:table-cell table:style-name="ce3" office:value-type="float" office:value="15.5">
            <text:p>15.5</text:p>
          </table:table-cell>
          <table:table-cell table:style-name="ce7" office:value-type="float" office:value="12.5">
            <text:p>12.5</text:p>
          </table:table-cell>
          <table:table-cell table:style-name="ce3" office:value-type="float" office:value="11">
            <text:p>11</text:p>
          </table:table-cell>
          <table:table-cell table:style-name="ce12" table:formula="of:=(MAX(([.C49]+2*[.D49]);3*[.D49])+[.E49])/4" office:value-type="float" office:value="12.875">
            <text:p>12.87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202287">
            <text:p>11202287</text:p>
          </table:table-cell>
          <table:table-cell table:style-name="ce3" office:value-type="string">
            <text:p>FOULON NICOLAS</text:p>
          </table:table-cell>
          <table:table-cell table:style-name="ce3" office:value-type="float" office:value="11.5">
            <text:p>11.5</text:p>
          </table:table-cell>
          <table:table-cell table:style-name="ce7"/>
          <table:table-cell table:style-name="ce3" office:value-type="float" office:value="11">
            <text:p>11</text:p>
          </table:table-cell>
          <table:table-cell table:style-name="ce12" table:formula="of:=(MAX(([.C50]+2*[.D50]);3*[.D50])+[.E50])/4" office:value-type="float" office:value="5.625">
            <text:p>5.6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0800980">
            <text:p>10800980</text:p>
          </table:table-cell>
          <table:table-cell table:style-name="ce3" office:value-type="string">
            <text:p>FRENOY QUENTIN</text:p>
          </table:table-cell>
          <table:table-cell table:style-name="ce3" office:value-type="float" office:value="12.5">
            <text:p>12.5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12" table:formula="of:=(MAX(([.C51]+2*[.D51]);3*[.D51])+[.E51])/4" office:value-type="float" office:value="7.375">
            <text:p>7.37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204226">
            <text:p>11204226</text:p>
          </table:table-cell>
          <table:table-cell table:style-name="ce3" office:value-type="string">
            <text:p>GOUZER WILLIAM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12" table:formula="of:=(MAX(([.C52]+2*[.D52]);3*[.D52])+[.E52])/4" office:value-type="float" office:value="12.25">
            <text:p>12.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0901483">
            <text:p>10901483</text:p>
          </table:table-cell>
          <table:table-cell table:style-name="ce3" office:value-type="string">
            <text:p>GRAHEK KEVIN</text:p>
          </table:table-cell>
          <table:table-cell table:style-name="ce3" office:value-type="float" office:value="17">
            <text:p>17</text:p>
          </table:table-cell>
          <table:table-cell table:style-name="ce7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12" table:formula="of:=(MAX(([.C53]+2*[.D53]);3*[.D53])+[.E53])/4" office:value-type="float" office:value="13.25">
            <text:p>13.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103066">
            <text:p>11103066</text:p>
          </table:table-cell>
          <table:table-cell table:style-name="ce3" office:value-type="string">
            <text:p>GRAVE GUY</text:p>
          </table:table-cell>
          <table:table-cell table:style-name="ce3" office:value-type="float" office:value="15.5">
            <text:p>15.5</text:p>
          </table:table-cell>
          <table:table-cell table:style-name="ce7" office:value-type="float" office:value="17.5">
            <text:p>17.5</text:p>
          </table:table-cell>
          <table:table-cell table:style-name="ce3" office:value-type="float" office:value="14">
            <text:p>14</text:p>
          </table:table-cell>
          <table:table-cell table:style-name="ce12" table:formula="of:=(MAX(([.C54]+2*[.D54]);3*[.D54])+[.E54])/4" office:value-type="float" office:value="16.625">
            <text:p>16.6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103231">
            <text:p>11103231</text:p>
          </table:table-cell>
          <table:table-cell table:style-name="ce3" office:value-type="string">
            <text:p>GUIDA TONY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12" table:formula="of:=(MAX(([.C55]+2*[.D55]);3*[.D55])+[.E55])/4" office:value-type="float" office:value="13.25">
            <text:p>13.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0405212">
            <text:p>10405212</text:p>
          </table:table-cell>
          <table:table-cell table:style-name="ce3" office:value-type="string">
            <text:p>HAVET AURELIEN</text:p>
          </table:table-cell>
          <table:table-cell table:style-name="ce3" office:value-type="float" office:value="19">
            <text:p>19</text:p>
          </table:table-cell>
          <table:table-cell table:style-name="ce7" office:value-type="float" office:value="17.5">
            <text:p>17.5</text:p>
          </table:table-cell>
          <table:table-cell table:style-name="ce3" office:value-type="float" office:value="13">
            <text:p>13</text:p>
          </table:table-cell>
          <table:table-cell table:style-name="ce12" table:formula="of:=(MAX(([.C56]+2*[.D56]);3*[.D56])+[.E56])/4" office:value-type="float" office:value="16.75">
            <text:p>16.7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203019">
            <text:p>11203019</text:p>
          </table:table-cell>
          <table:table-cell table:style-name="ce3" office:value-type="string">
            <text:p>KOMA XAVIER</text:p>
          </table:table-cell>
          <table:table-cell table:style-name="ce3" office:value-type="float" office:value="11.5">
            <text:p>11.5</text:p>
          </table:table-cell>
          <table:table-cell table:style-name="ce7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12" table:formula="of:=(MAX(([.C57]+2*[.D57]);3*[.D57])+[.E57])/4" office:value-type="float" office:value="9.875">
            <text:p>9.87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305237">
            <text:p>11305237</text:p>
          </table:table-cell>
          <table:table-cell table:style-name="ce3" office:value-type="string">
            <text:p>LAIGLE FLORIAN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10.5">
            <text:p>10.5</text:p>
          </table:table-cell>
          <table:table-cell table:style-name="ce3" office:value-type="float" office:value="5">
            <text:p>5</text:p>
          </table:table-cell>
          <table:table-cell table:style-name="ce12" table:formula="of:=(MAX(([.C58]+2*[.D58]);3*[.D58])+[.E58])/4" office:value-type="float" office:value="9.125">
            <text:p>9.1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0805310">
            <text:p>10805310</text:p>
          </table:table-cell>
          <table:table-cell table:style-name="ce3" office:value-type="string">
            <text:p>LEFER GREGORY</text:p>
          </table:table-cell>
          <table:table-cell table:style-name="ce3" office:value-type="float" office:value="16">
            <text:p>16</text:p>
          </table:table-cell>
          <table:table-cell table:style-name="ce7" office:value-type="float" office:value="19">
            <text:p>19</text:p>
          </table:table-cell>
          <table:table-cell table:style-name="ce3" office:value-type="float" office:value="17">
            <text:p>17</text:p>
          </table:table-cell>
          <table:table-cell table:style-name="ce12" table:formula="of:=(MAX(([.C59]+2*[.D59]);3*[.D59])+[.E59])/4" office:value-type="float" office:value="18.5">
            <text:p>18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303053">
            <text:p>11303053</text:p>
          </table:table-cell>
          <table:table-cell table:style-name="ce3" office:value-type="string">
            <text:p>NAIT ABDELAZIZ YANIS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17">
            <text:p>17</text:p>
          </table:table-cell>
          <table:table-cell table:style-name="ce3" office:value-type="float" office:value="14">
            <text:p>14</text:p>
          </table:table-cell>
          <table:table-cell table:style-name="ce12" table:formula="of:=(MAX(([.C60]+2*[.D60]);3*[.D60])+[.E60])/4" office:value-type="float" office:value="16.25">
            <text:p>16.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102857">
            <text:p>11102857</text:p>
          </table:table-cell>
          <table:table-cell table:style-name="ce3" office:value-type="string">
            <text:p>RODRIGUES REMI</text:p>
          </table:table-cell>
          <table:table-cell table:style-name="ce3" office:value-type="float" office:value="16.5">
            <text:p>16.5</text:p>
          </table:table-cell>
          <table:table-cell table:style-name="ce7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12" table:formula="of:=(MAX(([.C61]+2*[.D61]);3*[.D61])+[.E61])/4" office:value-type="float" office:value="15.125">
            <text:p>15.1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103120">
            <text:p>11103120</text:p>
          </table:table-cell>
          <table:table-cell table:style-name="ce3" office:value-type="string">
            <text:p>WENG ZHI HAO</text:p>
          </table:table-cell>
          <table:table-cell table:style-name="ce3" office:value-type="float" office:value="11">
            <text:p>11</text:p>
          </table:table-cell>
          <table:table-cell table:style-name="ce7" office:value-type="float" office:value="14.5">
            <text:p>14.5</text:p>
          </table:table-cell>
          <table:table-cell table:style-name="ce3" office:value-type="float" office:value="13">
            <text:p>13</text:p>
          </table:table-cell>
          <table:table-cell table:style-name="ce12" table:formula="of:=(MAX(([.C62]+2*[.D62]);3*[.D62])+[.E62])/4" office:value-type="float" office:value="14.125">
            <text:p>14.1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4" office:value-type="string">
            <text:p>KACHANI ZINEB</text:p>
          </table:table-cell>
          <table:table-cell table:style-name="ce3" office:value-type="float" office:value="3.5">
            <text:p>3.5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12" table:formula="of:=(MAX(([.C63]+2*[.D63]);3*[.D63])+[.E63])/4" office:value-type="float" office:value="5.75">
            <text:p>5.7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1306049">
            <text:p>11306049</text:p>
          </table:table-cell>
          <table:table-cell table:style-name="ce3" office:value-type="string">
            <text:p>BEKKAI SOUKAINA</text:p>
          </table:table-cell>
          <table:table-cell table:style-name="ce3" office:value-type="float" office:value="6.5">
            <text:p>6.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2.5">
            <text:p>12.5</text:p>
          </table:table-cell>
          <table:table-cell table:style-name="ce12" table:formula="of:=(MAX(([.C64]+2*[.D64]);3*[.D64])+[.E64])/4" office:value-type="float" office:value="9.125">
            <text:p>9.1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0901477">
            <text:p>10901477</text:p>
          </table:table-cell>
          <table:table-cell table:style-name="ce3" office:value-type="string">
            <text:p>BOUDJAJ JAMAL</text:p>
          </table:table-cell>
          <table:table-cell table:style-name="ce3" office:value-type="float" office:value="13.5">
            <text:p>13.5</text:p>
          </table:table-cell>
          <table:table-cell table:style-name="ce7" office:value-type="float" office:value="13.5">
            <text:p>13.5</text:p>
          </table:table-cell>
          <table:table-cell table:style-name="ce7" office:value-type="float" office:value="14">
            <text:p>14</text:p>
          </table:table-cell>
          <table:table-cell table:style-name="ce12" table:formula="of:=(MAX(([.C65]+2*[.D65]);3*[.D65])+[.E65])/4" office:value-type="float" office:value="13.625">
            <text:p>13.6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101838">
            <text:p>11101838</text:p>
          </table:table-cell>
          <table:table-cell table:style-name="ce3" office:value-type="string">
            <text:p>BOURGEOIS GEOFFROY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8">
            <text:p>18</text:p>
          </table:table-cell>
          <table:table-cell table:style-name="ce12" table:formula="of:=(MAX(([.C66]+2*[.D66]);3*[.D66])+[.E66])/4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4297">
            <text:p>11304297</text:p>
          </table:table-cell>
          <table:table-cell table:style-name="ce3" office:value-type="string">
            <text:p>BUN SABRINA</text:p>
          </table:table-cell>
          <table:table-cell table:style-name="ce3" office:value-type="float" office:value="3.5">
            <text:p>3.5</text:p>
          </table:table-cell>
          <table:table-cell table:style-name="ce7" office:value-type="float" office:value="5.5">
            <text:p>5.5</text:p>
          </table:table-cell>
          <table:table-cell table:style-name="ce7" office:value-type="float" office:value="12.5">
            <text:p>12.5</text:p>
          </table:table-cell>
          <table:table-cell table:style-name="ce12" table:formula="of:=(MAX(([.C67]+2*[.D67]);3*[.D67])+[.E67])/4" office:value-type="float" office:value="7.25">
            <text:p>7.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4052">
            <text:p>11304052</text:p>
          </table:table-cell>
          <table:table-cell table:style-name="ce3" office:value-type="string">
            <text:p>CALESSE DAMIEN</text:p>
          </table:table-cell>
          <table:table-cell table:style-name="ce3" office:value-type="float" office:value="8.5">
            <text:p>8.5</text:p>
          </table:table-cell>
          <table:table-cell table:style-name="ce7" office:value-type="float" office:value="9.5">
            <text:p>9.5</text:p>
          </table:table-cell>
          <table:table-cell table:style-name="ce7" office:value-type="float" office:value="11">
            <text:p>11</text:p>
          </table:table-cell>
          <table:table-cell table:style-name="ce12" table:formula="of:=(MAX(([.C68]+2*[.D68]);3*[.D68])+[.E68])/4" office:value-type="float" office:value="9.875">
            <text:p>9.8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101063">
            <text:p>11101063</text:p>
          </table:table-cell>
          <table:table-cell table:style-name="ce3" office:value-type="string">
            <text:p>CALLAERT ANTHONY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7">
            <text:p>17</text:p>
          </table:table-cell>
          <table:table-cell table:style-name="ce12" table:formula="of:=(MAX(([.C69]+2*[.D69]);3*[.D69])+[.E69])/4" office:value-type="float" office:value="9.875">
            <text:p>9.8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007176">
            <text:p>11007176</text:p>
          </table:table-cell>
          <table:table-cell table:style-name="ce3" office:value-type="string">
            <text:p>CAPOLINO MAXIME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5.5">
            <text:p>15.5</text:p>
          </table:table-cell>
          <table:table-cell table:style-name="ce12" table:formula="of:=(MAX(([.C70]+2*[.D70]);3*[.D70])+[.E70])/4" office:value-type="float" office:value="11.375">
            <text:p>11.3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107864">
            <text:p>11107864</text:p>
          </table:table-cell>
          <table:table-cell table:style-name="ce3" office:value-type="string">
            <text:p>DELHERMET REMI</text:p>
          </table:table-cell>
          <table:table-cell table:style-name="ce3" office:value-type="float" office:value="15.5">
            <text:p>15.5</text:p>
          </table:table-cell>
          <table:table-cell table:style-name="ce7" office:value-type="float" office:value="13.5">
            <text:p>13.5</text:p>
          </table:table-cell>
          <table:table-cell table:style-name="ce7" office:value-type="float" office:value="18">
            <text:p>18</text:p>
          </table:table-cell>
          <table:table-cell table:style-name="ce12" table:formula="of:=(MAX(([.C71]+2*[.D71]);3*[.D71])+[.E71])/4" office:value-type="float" office:value="15.125">
            <text:p>15.1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0517">
            <text:p>11300517</text:p>
          </table:table-cell>
          <table:table-cell table:style-name="ce3" office:value-type="string">
            <text:p>DERUYWE NICOLAS</text:p>
          </table:table-cell>
          <table:table-cell table:style-name="ce3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.5">
            <text:p>11.5</text:p>
          </table:table-cell>
          <table:table-cell table:style-name="ce12" table:formula="of:=(MAX(([.C72]+2*[.D72]);3*[.D72])+[.E72])/4" office:value-type="float" office:value="6.125">
            <text:p>6.1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2290">
            <text:p>11302290</text:p>
          </table:table-cell>
          <table:table-cell table:style-name="ce3" office:value-type="string">
            <text:p>DOUCHET GUILLAUME</text:p>
          </table:table-cell>
          <table:table-cell table:style-name="ce3" office:value-type="float" office:value="5.5">
            <text:p>5.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6">
            <text:p>16</text:p>
          </table:table-cell>
          <table:table-cell table:style-name="ce12" table:formula="of:=(MAX(([.C73]+2*[.D73]);3*[.D73])+[.E73])/4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0802525">
            <text:p>10802525</text:p>
          </table:table-cell>
          <table:table-cell table:style-name="ce3" office:value-type="string">
            <text:p>DUBUS GUILLAUME</text:p>
          </table:table-cell>
          <table:table-cell table:style-name="ce3" office:value-type="float" office:value="17.5">
            <text:p>17.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12" table:formula="of:=(MAX(([.C74]+2*[.D74]);3*[.D74])+[.E74])/4" office:value-type="float" office:value="15.875">
            <text:p>15.8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102712">
            <text:p>11102712</text:p>
          </table:table-cell>
          <table:table-cell table:style-name="ce3" office:value-type="string">
            <text:p>DUTHOIT MARC</text:p>
          </table:table-cell>
          <table:table-cell table:style-name="ce3" office:value-type="float" office:value="14">
            <text:p>14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7">
            <text:p>17</text:p>
          </table:table-cell>
          <table:table-cell table:style-name="ce12" table:formula="of:=(MAX(([.C75]+2*[.D75]);3*[.D75])+[.E75])/4" office:value-type="float" office:value="14.75">
            <text:p>14.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009070">
            <text:p>11009070</text:p>
          </table:table-cell>
          <table:table-cell table:style-name="ce3" office:value-type="string">
            <text:p>ENGELAERE ANTOINE</text:p>
          </table:table-cell>
          <table:table-cell table:style-name="ce3" office:value-type="float" office:value="16">
            <text:p>16</text:p>
          </table:table-cell>
          <table:table-cell table:style-name="ce7" office:value-type="float" office:value="16.5">
            <text:p>16.5</text:p>
          </table:table-cell>
          <table:table-cell table:style-name="ce7" office:value-type="float" office:value="18">
            <text:p>18</text:p>
          </table:table-cell>
          <table:table-cell table:style-name="ce12" table:formula="of:=(MAX(([.C76]+2*[.D76]);3*[.D76])+[.E76])/4" office:value-type="float" office:value="16.875">
            <text:p>16.8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104619">
            <text:p>11104619</text:p>
          </table:table-cell>
          <table:table-cell table:style-name="ce3" office:value-type="string">
            <text:p>GALLOS LISON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.5">
            <text:p>13.5</text:p>
          </table:table-cell>
          <table:table-cell table:style-name="ce12" table:formula="of:=(MAX(([.C77]+2*[.D77]);3*[.D77])+[.E77])/4" office:value-type="float" office:value="11.625">
            <text:p>11.6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4943">
            <text:p>11304943</text:p>
          </table:table-cell>
          <table:table-cell table:style-name="ce3" office:value-type="string">
            <text:p>GBAGUIDI FREJUS HERBERT</text:p>
          </table:table-cell>
          <table:table-cell table:style-name="ce3" office:value-type="float" office:value="7">
            <text:p>7</text:p>
          </table:table-cell>
          <table:table-cell table:style-name="ce7" office:value-type="float" office:value="11.5">
            <text:p>11.5</text:p>
          </table:table-cell>
          <table:table-cell table:style-name="ce7" office:value-type="float" office:value="17.5">
            <text:p>17.5</text:p>
          </table:table-cell>
          <table:table-cell table:style-name="ce12" table:formula="of:=(MAX(([.C78]+2*[.D78]);3*[.D78])+[.E78])/4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5136">
            <text:p>11305136</text:p>
          </table:table-cell>
          <table:table-cell table:style-name="ce3" office:value-type="string">
            <text:p>GUERGAR KAMEL EDDINE</text:p>
          </table:table-cell>
          <table:table-cell table:style-name="ce3" office:value-type="float" office:value="6">
            <text:p>6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2" table:formula="of:=(MAX(([.C79]+2*[.D79]);3*[.D79])+[.E79])/4" office:value-type="float" office:value="2.75">
            <text:p>2.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4632">
            <text:p>11304632</text:p>
          </table:table-cell>
          <table:table-cell table:style-name="ce3" office:value-type="string">
            <text:p>HANCQUART LOUIS</text:p>
          </table:table-cell>
          <table:table-cell table:style-name="ce3" office:value-type="float" office:value="2.5">
            <text:p>2.5</text:p>
          </table:table-cell>
          <table:table-cell table:style-name="ce7" office:value-type="float" office:value="8.5">
            <text:p>8.5</text:p>
          </table:table-cell>
          <table:table-cell table:style-name="ce7" office:value-type="float" office:value="12">
            <text:p>12</text:p>
          </table:table-cell>
          <table:table-cell table:style-name="ce12" table:formula="of:=(MAX(([.C80]+2*[.D80]);3*[.D80])+[.E80])/4" office:value-type="float" office:value="9.375">
            <text:p>9.3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0601324">
            <text:p>10601324</text:p>
          </table:table-cell>
          <table:table-cell table:style-name="ce3" office:value-type="string">
            <text:p>HONDEGHEM NICOLAS</text:p>
          </table:table-cell>
          <table:table-cell table:style-name="ce3" office:value-type="float" office:value="18.5">
            <text:p>18.5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5">
            <text:p>15</text:p>
          </table:table-cell>
          <table:table-cell table:style-name="ce12" table:formula="of:=(MAX(([.C81]+2*[.D81]);3*[.D81])+[.E81])/4" office:value-type="float" office:value="12.875">
            <text:p>12.8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2060">
            <text:p>11302060</text:p>
          </table:table-cell>
          <table:table-cell table:style-name="ce3" office:value-type="string">
            <text:p>LARGET HENRI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11.5">
            <text:p>11.5</text:p>
          </table:table-cell>
          <table:table-cell table:style-name="ce7" office:value-type="float" office:value="14">
            <text:p>14</text:p>
          </table:table-cell>
          <table:table-cell table:style-name="ce12" table:formula="of:=(MAX(([.C82]+2*[.D82]);3*[.D82])+[.E82])/4" office:value-type="float" office:value="12.125">
            <text:p>12.1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009367">
            <text:p>11009367</text:p>
          </table:table-cell>
          <table:table-cell table:style-name="ce3" office:value-type="string">
            <text:p>MARRECAU QUENTIN</text:p>
          </table:table-cell>
          <table:table-cell table:style-name="ce3" office:value-type="float" office:value="11">
            <text:p>1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7">
            <text:p>17</text:p>
          </table:table-cell>
          <table:table-cell table:style-name="ce12" table:formula="of:=(MAX(([.C83]+2*[.D83]);3*[.D83])+[.E83])/4"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102755">
            <text:p>11102755</text:p>
          </table:table-cell>
          <table:table-cell table:style-name="ce3" office:value-type="string">
            <text:p>MOTUELLE ROMAIN</text:p>
          </table:table-cell>
          <table:table-cell table:style-name="ce3" office:value-type="float" office:value="15">
            <text:p>1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5.5">
            <text:p>15.5</text:p>
          </table:table-cell>
          <table:table-cell table:style-name="ce12" table:formula="of:=(MAX(([.C84]+2*[.D84]);3*[.D84])+[.E84])/4" office:value-type="float" office:value="14.125">
            <text:p>14.1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0904378">
            <text:p>10904378</text:p>
          </table:table-cell>
          <table:table-cell table:style-name="ce3" office:value-type="string">
            <text:p>NININAHAZWE NADIA JEANNETTE</text:p>
          </table:table-cell>
          <table:table-cell table:style-name="ce3" office:value-type="float" office:value="6">
            <text:p>6</text:p>
          </table:table-cell>
          <table:table-cell table:style-name="ce7"/>
          <table:table-cell table:style-name="ce7" office:value-type="float" office:value="8.5">
            <text:p>8.5</text:p>
          </table:table-cell>
          <table:table-cell table:style-name="ce12" table:formula="of:=(MAX(([.C85]+2*[.D85]);3*[.D85])+[.E85])/4" office:value-type="float" office:value="3.625">
            <text:p>3.6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110004">
            <text:p>11110004</text:p>
          </table:table-cell>
          <table:table-cell table:style-name="ce3" office:value-type="string">
            <text:p>QIAN SICHEN</text:p>
          </table:table-cell>
          <table:table-cell table:style-name="ce3" office:value-type="float" office:value="4">
            <text:p>4</text:p>
          </table:table-cell>
          <table:table-cell table:style-name="ce7" office:value-type="float" office:value="10.5">
            <text:p>10.5</text:p>
          </table:table-cell>
          <table:table-cell table:style-name="ce7" office:value-type="float" office:value="9">
            <text:p>9</text:p>
          </table:table-cell>
          <table:table-cell table:style-name="ce12" table:formula="of:=(MAX(([.C86]+2*[.D86]);3*[.D86])+[.E86])/4" office:value-type="float" office:value="10.125">
            <text:p>10.1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008031">
            <text:p>11008031</text:p>
          </table:table-cell>
          <table:table-cell table:style-name="ce3" office:value-type="string">
            <text:p>ROMANO CYRIL</text:p>
          </table:table-cell>
          <table:table-cell table:style-name="ce3" office:value-type="float" office:value="11.5">
            <text:p>11.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5.5">
            <text:p>15.5</text:p>
          </table:table-cell>
          <table:table-cell table:style-name="ce12" table:formula="of:=(MAX(([.C87]+2*[.D87]);3*[.D87])+[.E87])/4" office:value-type="float" office:value="11.75">
            <text:p>11.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005172">
            <text:p>11005172</text:p>
          </table:table-cell>
          <table:table-cell table:style-name="ce3" office:value-type="string">
            <text:p>SCHANNES JEAN-BAPTISTE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9.5">
            <text:p>9.5</text:p>
          </table:table-cell>
          <table:table-cell table:style-name="ce7" office:value-type="float" office:value="14">
            <text:p>14</text:p>
          </table:table-cell>
          <table:table-cell table:style-name="ce12" table:formula="of:=(MAX(([.C88]+2*[.D88]);3*[.D88])+[.E88])/4" office:value-type="float" office:value="10.625">
            <text:p>10.6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100655">
            <text:p>11100655</text:p>
          </table:table-cell>
          <table:table-cell table:style-name="ce3" office:value-type="string">
            <text:p>TOULET CYRILLE</text:p>
          </table:table-cell>
          <table:table-cell table:style-name="ce3" office:value-type="float" office:value="14.5">
            <text:p>14.5</text:p>
          </table:table-cell>
          <table:table-cell table:style-name="ce7" office:value-type="float" office:value="12.5">
            <text:p>12.5</text:p>
          </table:table-cell>
          <table:table-cell table:style-name="ce7" office:value-type="float" office:value="14.5">
            <text:p>14.5</text:p>
          </table:table-cell>
          <table:table-cell table:style-name="ce12" table:formula="of:=(MAX(([.C89]+2*[.D89]);3*[.D89])+[.E89])/4" office:value-type="float" office:value="13.5">
            <text:p>13.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102112">
            <text:p>11102112</text:p>
          </table:table-cell>
          <table:table-cell table:style-name="ce3" office:value-type="string">
            <text:p>VIDAL VINCENT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5.5">
            <text:p>5.5</text:p>
          </table:table-cell>
          <table:table-cell table:style-name="ce12" table:formula="of:=(MAX(([.C90]+2*[.D90]);3*[.D90])+[.E90])/4" office:value-type="float" office:value="10.375">
            <text:p>10.3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0908661">
            <text:p>10908661</text:p>
          </table:table-cell>
          <table:table-cell table:style-name="ce3" office:value-type="string">
            <text:p>VINCE MAXIME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3.5">
            <text:p>3.5</text:p>
          </table:table-cell>
          <table:table-cell table:style-name="ce7" office:value-type="float" office:value="12.5">
            <text:p>12.5</text:p>
          </table:table-cell>
          <table:table-cell table:style-name="ce12" table:formula="of:=(MAX(([.C91]+2*[.D91]);3*[.D91])+[.E91])/4" office:value-type="float" office:value="7.25">
            <text:p>7.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0084">
            <text:p>11300084</text:p>
          </table:table-cell>
          <table:table-cell table:style-name="ce3" office:value-type="string">
            <text:p>ZAIRI FOUAD</text:p>
          </table:table-cell>
          <table:table-cell table:style-name="ce3" office:value-type="float" office:value="4.5">
            <text:p>4.5</text:p>
          </table:table-cell>
          <table:table-cell table:style-name="ce7" office:value-type="float" office:value="5.5">
            <text:p>5.5</text:p>
          </table:table-cell>
          <table:table-cell table:style-name="ce7" office:value-type="float" office:value="12.5">
            <text:p>12.5</text:p>
          </table:table-cell>
          <table:table-cell table:style-name="ce12" table:formula="of:=(MAX(([.C92]+2*[.D92]);3*[.D92])+[.E92])/4" office:value-type="float" office:value="7.25">
            <text:p>7.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11304309">
            <text:p>11304309</text:p>
          </table:table-cell>
          <table:table-cell table:style-name="ce3" office:value-type="string">
            <text:p>BAIKRICH JULIEN</text:p>
          </table:table-cell>
          <table:table-cell table:style-name="ce3" office:value-type="float" office:value="12">
            <text:p>12</text:p>
          </table:table-cell>
          <table:table-cell table:style-name="ce7" office:value-type="float" office:value="16">
            <text:p>16</text:p>
          </table:table-cell>
          <table:table-cell table:style-name="ce3" office:value-type="float" office:value="11">
            <text:p>11</text:p>
          </table:table-cell>
          <table:table-cell table:style-name="ce12" table:formula="of:=(MAX(([.C93]+2*[.D93]);3*[.D93])+[.E93])/4" office:value-type="float" office:value="14.75">
            <text:p>14.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106019">
            <text:p>11106019</text:p>
          </table:table-cell>
          <table:table-cell table:style-name="ce3" office:value-type="string">
            <text:p>BIZIMUNGU STEVE</text:p>
          </table:table-cell>
          <table:table-cell table:style-name="ce3" office:value-type="float" office:value="5">
            <text:p>5</text:p>
          </table:table-cell>
          <table:table-cell table:style-name="ce7" office:value-type="float" office:value="8.5">
            <text:p>8.5</text:p>
          </table:table-cell>
          <table:table-cell table:style-name="ce3" office:value-type="float" office:value="10.5">
            <text:p>10.5</text:p>
          </table:table-cell>
          <table:table-cell table:style-name="ce12" table:formula="of:=(MAX(([.C94]+2*[.D94]);3*[.D94])+[.E94])/4"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300188">
            <text:p>11300188</text:p>
          </table:table-cell>
          <table:table-cell table:style-name="ce3" office:value-type="string">
            <text:p>BRIET NICOLAS</text:p>
          </table:table-cell>
          <table:table-cell table:style-name="ce3" office:value-type="float" office:value="5">
            <text:p>5</text:p>
          </table:table-cell>
          <table:table-cell table:style-name="ce7" office:value-type="float" office:value="7.5">
            <text:p>7.5</text:p>
          </table:table-cell>
          <table:table-cell table:style-name="ce3" office:value-type="float" office:value="5">
            <text:p>5</text:p>
          </table:table-cell>
          <table:table-cell table:style-name="ce12" table:formula="of:=(MAX(([.C95]+2*[.D95]);3*[.D95])+[.E95])/4" office:value-type="float" office:value="6.875">
            <text:p>6.8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004101">
            <text:p>11004101</text:p>
          </table:table-cell>
          <table:table-cell table:style-name="ce3" office:value-type="string">
            <text:p>BUISSART THOMAS</text:p>
          </table:table-cell>
          <table:table-cell table:style-name="ce3" office:value-type="float" office:value="15">
            <text:p>15</text:p>
          </table:table-cell>
          <table:table-cell table:style-name="ce7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12" table:formula="of:=(MAX(([.C96]+2*[.D96]);3*[.D96])+[.E96])/4" office:value-type="float" office:value="12.25">
            <text:p>12.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100371">
            <text:p>11100371</text:p>
          </table:table-cell>
          <table:table-cell table:style-name="ce3" office:value-type="string">
            <text:p>BURNOUF BENJAMIN</text:p>
          </table:table-cell>
          <table:table-cell table:style-name="ce3" office:value-type="float" office:value="5.5">
            <text:p>5.5</text:p>
          </table:table-cell>
          <table:table-cell table:style-name="ce7" office:value-type="float" office:value="8.5">
            <text:p>8.5</text:p>
          </table:table-cell>
          <table:table-cell table:style-name="ce3" office:value-type="float" office:value="15">
            <text:p>15</text:p>
          </table:table-cell>
          <table:table-cell table:style-name="ce12" table:formula="of:=(MAX(([.C97]+2*[.D97]);3*[.D97])+[.E97])/4" office:value-type="float" office:value="10.125">
            <text:p>10.1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210029">
            <text:p>11210029</text:p>
          </table:table-cell>
          <table:table-cell table:style-name="ce3" office:value-type="string">
            <text:p>CHENG XIAOJUN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12" table:formula="of:=(MAX(([.C98]+2*[.D98]);3*[.D98])+[.E98])/4" office:value-type="float" office:value="12.25">
            <text:p>12.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013361">
            <text:p>11013361</text:p>
          </table:table-cell>
          <table:table-cell table:style-name="ce3" office:value-type="string">
            <text:p>CORDONNIER RAPHAEL</text:p>
          </table:table-cell>
          <table:table-cell table:style-name="ce3" office:value-type="float" office:value="20">
            <text:p>20</text:p>
          </table:table-cell>
          <table:table-cell table:style-name="ce7" office:value-type="float" office:value="19">
            <text:p>19</text:p>
          </table:table-cell>
          <table:table-cell table:style-name="ce3" office:value-type="float" office:value="18">
            <text:p>18</text:p>
          </table:table-cell>
          <table:table-cell table:style-name="ce12" table:formula="of:=(MAX(([.C99]+2*[.D99]);3*[.D99])+[.E99])/4"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108859">
            <text:p>11108859</text:p>
          </table:table-cell>
          <table:table-cell table:style-name="ce3" office:value-type="string">
            <text:p>DEHOUCK MATHIEU</text:p>
          </table:table-cell>
          <table:table-cell table:style-name="ce3" office:value-type="float" office:value="17.5">
            <text:p>17.5</text:p>
          </table:table-cell>
          <table:table-cell table:style-name="ce7" office:value-type="float" office:value="19.5">
            <text:p>19.5</text:p>
          </table:table-cell>
          <table:table-cell table:style-name="ce3" office:value-type="float" office:value="11">
            <text:p>11</text:p>
          </table:table-cell>
          <table:table-cell table:style-name="ce12" table:formula="of:=(MAX(([.C100]+2*[.D100]);3*[.D100])+[.E100])/4" office:value-type="float" office:value="17.375">
            <text:p>17.3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105882">
            <text:p>11105882</text:p>
          </table:table-cell>
          <table:table-cell table:style-name="ce3" office:value-type="string">
            <text:p>DELERUE PIERRE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6.5">
            <text:p>6.5</text:p>
          </table:table-cell>
          <table:table-cell table:style-name="ce3" office:value-type="float" office:value="5">
            <text:p>5</text:p>
          </table:table-cell>
          <table:table-cell table:style-name="ce12" table:formula="of:=(MAX(([.C101]+2*[.D101]);3*[.D101])+[.E101])/4" office:value-type="float" office:value="6.875">
            <text:p>6.8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001787">
            <text:p>11001787</text:p>
          </table:table-cell>
          <table:table-cell table:style-name="ce3" office:value-type="string">
            <text:p>DOUAILLE ERWAN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3" office:value-type="float" office:value="12.5">
            <text:p>12.5</text:p>
          </table:table-cell>
          <table:table-cell table:style-name="ce12" table:formula="of:=(MAX(([.C102]+2*[.D102]);3*[.D102])+[.E102])/4" office:value-type="float" office:value="13.625">
            <text:p>13.6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304568">
            <text:p>11304568</text:p>
          </table:table-cell>
          <table:table-cell table:style-name="ce3" office:value-type="string">
            <text:p>DOUYLLIEZ MAXIME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style-name="ce12" table:formula="of:=(MAX(([.C103]+2*[.D103]);3*[.D103])+[.E103])/4" office:value-type="float" office:value="10.5">
            <text:p>10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102863">
            <text:p>11102863</text:p>
          </table:table-cell>
          <table:table-cell table:style-name="ce3" office:value-type="string">
            <text:p>DRUEL DAMIEN</text:p>
          </table:table-cell>
          <table:table-cell table:style-name="ce3" office:value-type="float" office:value="12.5">
            <text:p>12.5</text:p>
          </table:table-cell>
          <table:table-cell table:style-name="ce7" office:value-type="float" office:value="9.5">
            <text:p>9.5</text:p>
          </table:table-cell>
          <table:table-cell table:style-name="ce3" office:value-type="float" office:value="15.5">
            <text:p>15.5</text:p>
          </table:table-cell>
          <table:table-cell table:style-name="ce12" table:formula="of:=(MAX(([.C104]+2*[.D104]);3*[.D104])+[.E104])/4" office:value-type="float" office:value="11.75">
            <text:p>11.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203419">
            <text:p>11203419</text:p>
          </table:table-cell>
          <table:table-cell table:style-name="ce3" office:value-type="string">
            <text:p>FRANCOIS ALEXANDRE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3" office:value-type="float" office:value="18">
            <text:p>18</text:p>
          </table:table-cell>
          <table:table-cell table:style-name="ce12" table:formula="of:=(MAX(([.C105]+2*[.D105]);3*[.D105])+[.E105])/4"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005402">
            <text:p>11005402</text:p>
          </table:table-cell>
          <table:table-cell table:style-name="ce3" office:value-type="string">
            <text:p>GARCIA JEROME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8.5">
            <text:p>8.5</text:p>
          </table:table-cell>
          <table:table-cell table:style-name="ce3" office:value-type="float" office:value="15">
            <text:p>15</text:p>
          </table:table-cell>
          <table:table-cell table:style-name="ce12" table:formula="of:=(MAX(([.C106]+2*[.D106]);3*[.D106])+[.E106])/4" office:value-type="float" office:value="10.125">
            <text:p>10.1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0900846">
            <text:p>10900846</text:p>
          </table:table-cell>
          <table:table-cell table:style-name="ce3" office:value-type="string">
            <text:p>GUERIN EDDY</text:p>
          </table:table-cell>
          <table:table-cell table:style-name="ce3" office:value-type="float" office:value="7.5">
            <text:p>7.5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1.5">
            <text:p>11.5</text:p>
          </table:table-cell>
          <table:table-cell table:style-name="ce12" table:formula="of:=(MAX(([.C107]+2*[.D107]);3*[.D107])+[.E107])/4" office:value-type="float" office:value="7.75">
            <text:p>7.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012136">
            <text:p>11012136</text:p>
          </table:table-cell>
          <table:table-cell table:style-name="ce3" office:value-type="string">
            <text:p>HARINCK SEBASTIEN</text:p>
          </table:table-cell>
          <table:table-cell table:style-name="ce3"/>
          <table:table-cell table:style-name="ce7" office:value-type="float" office:value="2.5">
            <text:p>2.5</text:p>
          </table:table-cell>
          <table:table-cell table:style-name="ce3" office:value-type="float" office:value="5.5">
            <text:p>5.5</text:p>
          </table:table-cell>
          <table:table-cell table:style-name="ce12" table:formula="of:=(MAX(([.C108]+2*[.D108]);3*[.D108])+[.E108])/4" office:value-type="float" office:value="3.25">
            <text:p>3.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210047">
            <text:p>11210047</text:p>
          </table:table-cell>
          <table:table-cell table:style-name="ce3" office:value-type="string">
            <text:p>JIN BENLI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13">
            <text:p>13</text:p>
          </table:table-cell>
          <table:table-cell table:style-name="ce3" office:value-type="float" office:value="12.5">
            <text:p>12.5</text:p>
          </table:table-cell>
          <table:table-cell table:style-name="ce12" table:formula="of:=(MAX(([.C109]+2*[.D109]);3*[.D109])+[.E109])/4" office:value-type="float" office:value="12.875">
            <text:p>12.8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0905351">
            <text:p>10905351</text:p>
          </table:table-cell>
          <table:table-cell table:style-name="ce3" office:value-type="string">
            <text:p>LEROY PIERRE</text:p>
          </table:table-cell>
          <table:table-cell table:style-name="ce3" office:value-type="float" office:value="12">
            <text:p>12</text:p>
          </table:table-cell>
          <table:table-cell table:style-name="ce7" office:value-type="float" office:value="8.5">
            <text:p>8.5</text:p>
          </table:table-cell>
          <table:table-cell table:style-name="ce3" office:value-type="float" office:value="16.5">
            <text:p>16.5</text:p>
          </table:table-cell>
          <table:table-cell table:style-name="ce12" table:formula="of:=(MAX(([.C110]+2*[.D110]);3*[.D110])+[.E110])/4" office:value-type="float" office:value="11.375">
            <text:p>11.3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105016">
            <text:p>11105016</text:p>
          </table:table-cell>
          <table:table-cell table:style-name="ce3" office:value-type="string">
            <text:p>MBABAZI SIMBI RAISSA</text:p>
          </table:table-cell>
          <table:table-cell table:style-name="ce3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12" table:formula="of:=(MAX(([.C111]+2*[.D111]);3*[.D111])+[.E111])/4" office:value-type="float" office:value="3.75">
            <text:p>3.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0200644">
            <text:p>10200644</text:p>
          </table:table-cell>
          <table:table-cell table:style-name="ce3" office:value-type="string">
            <text:p>ONG ANDRE</text:p>
          </table:table-cell>
          <table:table-cell table:style-name="ce3"/>
          <table:table-cell table:style-name="ce7"/>
          <table:table-cell table:style-name="ce3" office:value-type="float" office:value="4">
            <text:p>4</text:p>
          </table:table-cell>
          <table:table-cell table:style-name="ce12" table:formula="of:=(MAX(([.C112]+2*[.D112]);3*[.D112])+[.E112])/4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202596">
            <text:p>11202596</text:p>
          </table:table-cell>
          <table:table-cell table:style-name="ce3" office:value-type="string">
            <text:p>RUCAR ALEXIS</text:p>
          </table:table-cell>
          <table:table-cell table:style-name="ce3" office:value-type="float" office:value="13.5">
            <text:p>13.5</text:p>
          </table:table-cell>
          <table:table-cell table:style-name="ce7" office:value-type="float" office:value="13.5">
            <text:p>13.5</text:p>
          </table:table-cell>
          <table:table-cell table:style-name="ce3" office:value-type="float" office:value="11.5">
            <text:p>11.5</text:p>
          </table:table-cell>
          <table:table-cell table:style-name="ce12" table:formula="of:=(MAX(([.C113]+2*[.D113]);3*[.D113])+[.E113])/4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0901100">
            <text:p>10901100</text:p>
          </table:table-cell>
          <table:table-cell table:style-name="ce3" office:value-type="string">
            <text:p>SADKI FARID</text:p>
          </table:table-cell>
          <table:table-cell table:style-name="ce3"/>
          <table:table-cell table:style-name="ce7"/>
          <table:table-cell table:style-name="ce3" office:value-type="float" office:value="5">
            <text:p>5</text:p>
          </table:table-cell>
          <table:table-cell table:style-name="ce12" table:formula="of:=(MAX(([.C114]+2*[.D114]);3*[.D114])+[.E114])/4" office:value-type="float" office:value="1.25">
            <text:p>1.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103421">
            <text:p>11103421</text:p>
          </table:table-cell>
          <table:table-cell table:style-name="ce3" office:value-type="string">
            <text:p>SAID NAIR</text:p>
          </table:table-cell>
          <table:table-cell table:style-name="ce3" office:value-type="float" office:value="2">
            <text:p>2</text:p>
          </table:table-cell>
          <table:table-cell table:style-name="ce7" office:value-type="float" office:value="4.5">
            <text:p>4.5</text:p>
          </table:table-cell>
          <table:table-cell table:style-name="ce3" office:value-type="float" office:value="9.5">
            <text:p>9.5</text:p>
          </table:table-cell>
          <table:table-cell table:style-name="ce12" table:formula="of:=(MAX(([.C115]+2*[.D115]);3*[.D115])+[.E115])/4" office:value-type="float" office:value="5.75">
            <text:p>5.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204563">
            <text:p>11204563</text:p>
          </table:table-cell>
          <table:table-cell table:style-name="ce3" office:value-type="string">
            <text:p>SEMAIN MATHIEU</text:p>
          </table:table-cell>
          <table:table-cell table:style-name="ce3" office:value-type="float" office:value="13">
            <text:p>13</text:p>
          </table:table-cell>
          <table:table-cell table:style-name="ce7" office:value-type="float" office:value="9">
            <text:p>9</text:p>
          </table:table-cell>
          <table:table-cell table:style-name="ce3" office:value-type="float" office:value="16.5">
            <text:p>16.5</text:p>
          </table:table-cell>
          <table:table-cell table:style-name="ce12" table:formula="of:=(MAX(([.C116]+2*[.D116]);3*[.D116])+[.E116])/4" office:value-type="float" office:value="11.875">
            <text:p>11.8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008193">
            <text:p>11008193</text:p>
          </table:table-cell>
          <table:table-cell table:style-name="ce3" office:value-type="string">
            <text:p>TIBERE AYMERIC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10">
            <text:p>10</text:p>
          </table:table-cell>
          <table:table-cell table:style-name="ce3" office:value-type="float" office:value="10.5">
            <text:p>10.5</text:p>
          </table:table-cell>
          <table:table-cell table:style-name="ce12" table:formula="of:=(MAX(([.C117]+2*[.D117]);3*[.D117])+[.E117])/4" office:value-type="float" office:value="10.25">
            <text:p>10.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102300">
            <text:p>11102300</text:p>
          </table:table-cell>
          <table:table-cell table:style-name="ce3" office:value-type="string">
            <text:p>VINCENT THOMAS</text:p>
          </table:table-cell>
          <table:table-cell table:style-name="ce3" office:value-type="float" office:value="18.5">
            <text:p>18.5</text:p>
          </table:table-cell>
          <table:table-cell table:style-name="ce7" office:value-type="float" office:value="12">
            <text:p>12</text:p>
          </table:table-cell>
          <table:table-cell table:style-name="ce3" office:value-type="float" office:value="16">
            <text:p>16</text:p>
          </table:table-cell>
          <table:table-cell table:style-name="ce12" table:formula="of:=(MAX(([.C118]+2*[.D118]);3*[.D118])+[.E118])/4" office:value-type="float" office:value="14.625">
            <text:p>14.6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105968">
            <text:p>11105968</text:p>
          </table:table-cell>
          <table:table-cell table:style-name="ce3" office:value-type="string">
            <text:p>WROBLEWSKI PIERRE</text:p>
          </table:table-cell>
          <table:table-cell table:style-name="ce3" office:value-type="float" office:value="14.5">
            <text:p>14.5</text:p>
          </table:table-cell>
          <table:table-cell table:style-name="ce7" office:value-type="float" office:value="16.5">
            <text:p>16.5</text:p>
          </table:table-cell>
          <table:table-cell table:style-name="ce3" office:value-type="float" office:value="13.5">
            <text:p>13.5</text:p>
          </table:table-cell>
          <table:table-cell table:style-name="ce12" table:formula="of:=(MAX(([.C119]+2*[.D119]);3*[.D119])+[.E119])/4" office:value-type="float" office:value="15.75">
            <text:p>15.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210140">
            <text:p>11210140</text:p>
          </table:table-cell>
          <table:table-cell table:style-name="ce3" office:value-type="string">
            <text:p>ZHAO XUENING</text:p>
          </table:table-cell>
          <table:table-cell table:style-name="ce3" office:value-type="float" office:value="2.5">
            <text:p>2.5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9">
            <text:p>9</text:p>
          </table:table-cell>
          <table:table-cell table:style-name="ce12" table:formula="of:=(MAX(([.C120]+2*[.D120]);3*[.D120])+[.E120])/4" office:value-type="float" office:value="5.25">
            <text:p>5.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11009082">
            <text:p>11009082</text:p>
          </table:table-cell>
          <table:table-cell table:style-name="ce3" office:value-type="string">
            <text:p>ABBAS HUSSEIN</text:p>
          </table:table-cell>
          <table:table-cell table:style-name="ce3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style-name="ce3" office:value-type="float" office:value="11">
            <text:p>11</text:p>
          </table:table-cell>
          <table:table-cell table:style-name="ce12" table:formula="of:=(MAX(([.C121]+2*[.D121]);3*[.D121])+[.E121])/4" office:value-type="float" office:value="9.5">
            <text:p>9.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5184">
            <text:p>11305184</text:p>
          </table:table-cell>
          <table:table-cell table:style-name="ce3" office:value-type="string">
            <text:p>AIT BELARBI MOHAMED AMINE</text:p>
          </table:table-cell>
          <table:table-cell table:style-name="ce3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12" table:formula="of:=(MAX(([.C122]+2*[.D122]);3*[.D122])+[.E122])/4" office:value-type="float" office:value="6.25">
            <text:p>6.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4231">
            <text:p>11304231</text:p>
          </table:table-cell>
          <table:table-cell table:style-name="ce3" office:value-type="string">
            <text:p>BACARA CHRISTOPHE</text:p>
          </table:table-cell>
          <table:table-cell table:style-name="ce3" office:value-type="float" office:value="18.5">
            <text:p>18.5</text:p>
          </table:table-cell>
          <table:table-cell table:style-name="ce7" office:value-type="float" office:value="18.5">
            <text:p>18.5</text:p>
          </table:table-cell>
          <table:table-cell table:style-name="ce3" office:value-type="float" office:value="18">
            <text:p>18</text:p>
          </table:table-cell>
          <table:table-cell table:style-name="ce12" table:formula="of:=(MAX(([.C123]+2*[.D123]);3*[.D123])+[.E123])/4" office:value-type="float" office:value="18.375">
            <text:p>18.3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203822">
            <text:p>11203822</text:p>
          </table:table-cell>
          <table:table-cell table:style-name="ce3" office:value-type="string">
            <text:p>BENS JOFFREY</text:p>
          </table:table-cell>
          <table:table-cell table:style-name="ce3" office:value-type="float" office:value="15">
            <text:p>15</text:p>
          </table:table-cell>
          <table:table-cell table:style-name="ce7" office:value-type="float" office:value="11">
            <text:p>11</text:p>
          </table:table-cell>
          <table:table-cell table:style-name="ce3" office:value-type="float" office:value="14">
            <text:p>14</text:p>
          </table:table-cell>
          <table:table-cell table:style-name="ce12" table:formula="of:=(MAX(([.C124]+2*[.D124]);3*[.D124])+[.E124])/4" office:value-type="float" office:value="12.75">
            <text:p>12.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3119">
            <text:p>11303119</text:p>
          </table:table-cell>
          <table:table-cell table:style-name="ce3" office:value-type="string">
            <text:p>BERNEAUX DENIS</text:p>
          </table:table-cell>
          <table:table-cell table:style-name="ce3" office:value-type="float" office:value="12">
            <text:p>12</text:p>
          </table:table-cell>
          <table:table-cell table:style-name="ce7" office:value-type="float" office:value="11.5">
            <text:p>11.5</text:p>
          </table:table-cell>
          <table:table-cell table:style-name="ce3" office:value-type="float" office:value="14">
            <text:p>14</text:p>
          </table:table-cell>
          <table:table-cell table:style-name="ce12" table:formula="of:=(MAX(([.C125]+2*[.D125]);3*[.D125])+[.E125])/4" office:value-type="float" office:value="12.25">
            <text:p>12.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105692">
            <text:p>11105692</text:p>
          </table:table-cell>
          <table:table-cell table:style-name="ce3" office:value-type="string">
            <text:p>BOUAZZA YOUNES</text:p>
          </table:table-cell>
          <table:table-cell table:style-name="ce3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12" table:formula="of:=(MAX(([.C126]+2*[.D126]);3*[.D126])+[.E126])/4" office:value-type="float" office:value="7.25">
            <text:p>7.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4258">
            <text:p>11304258</text:p>
          </table:table-cell>
          <table:table-cell table:style-name="ce3" office:value-type="string">
            <text:p>CALIBRE THEO</text:p>
          </table:table-cell>
          <table:table-cell table:style-name="ce3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12">
            <text:p>12</text:p>
          </table:table-cell>
          <table:table-cell table:style-name="ce12" table:formula="of:=(MAX(([.C127]+2*[.D127]);3*[.D127])+[.E127])/4" office:value-type="float" office:value="6.75">
            <text:p>6.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102623">
            <text:p>11102623</text:p>
          </table:table-cell>
          <table:table-cell table:style-name="ce3" office:value-type="string">
            <text:p>COUSIN AURELIEN</text:p>
          </table:table-cell>
          <table:table-cell table:style-name="ce3" office:value-type="float" office:value="17.5">
            <text:p>17.5</text:p>
          </table:table-cell>
          <table:table-cell table:style-name="ce7" office:value-type="float" office:value="7">
            <text:p>7</text:p>
          </table:table-cell>
          <table:table-cell table:style-name="ce3" office:value-type="float" office:value="15">
            <text:p>15</text:p>
          </table:table-cell>
          <table:table-cell table:style-name="ce12" table:formula="of:=(MAX(([.C128]+2*[.D128]);3*[.D128])+[.E128])/4" office:value-type="float" office:value="11.625">
            <text:p>11.6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105643">
            <text:p>11105643</text:p>
          </table:table-cell>
          <table:table-cell table:style-name="ce3" office:value-type="string">
            <text:p>DARMAL RIDA</text:p>
          </table:table-cell>
          <table:table-cell table:style-name="ce3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3" office:value-type="float" office:value="5">
            <text:p>5</text:p>
          </table:table-cell>
          <table:table-cell table:style-name="ce12" table:formula="of:=(MAX(([.C129]+2*[.D129]);3*[.D129])+[.E129])/4" office:value-type="float" office:value="10.25">
            <text:p>10.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0526">
            <text:p>11300526</text:p>
          </table:table-cell>
          <table:table-cell table:style-name="ce3" office:value-type="string">
            <text:p>DELORGE KEVIN</text:p>
          </table:table-cell>
          <table:table-cell table:style-name="ce3" office:value-type="float" office:value="8.5">
            <text:p>8.5</text:p>
          </table:table-cell>
          <table:table-cell table:style-name="ce7"/>
          <table:table-cell table:style-name="ce3" office:value-type="float" office:value="5">
            <text:p>5</text:p>
          </table:table-cell>
          <table:table-cell table:style-name="ce12" table:formula="of:=(MAX(([.C130]+2*[.D130]);3*[.D130])+[.E130])/4" office:value-type="float" office:value="3.375">
            <text:p>3.3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103202">
            <text:p>11103202</text:p>
          </table:table-cell>
          <table:table-cell table:style-name="ce3" office:value-type="string">
            <text:p>DEMOL DAVID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12" table:formula="of:=(MAX(([.C131]+2*[.D131]);3*[.D131])+[.E131])/4" office:value-type="float" office:value="13.5">
            <text:p>13.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204729">
            <text:p>11204729</text:p>
          </table:table-cell>
          <table:table-cell table:style-name="ce3" office:value-type="string">
            <text:p>EL ARBAOUI SARA</text:p>
          </table:table-cell>
          <table:table-cell table:style-name="ce3" office:value-type="float" office:value="7.5">
            <text:p>7.5</text:p>
          </table:table-cell>
          <table:table-cell table:style-name="ce7" office:value-type="float" office:value="9.5">
            <text:p>9.5</text:p>
          </table:table-cell>
          <table:table-cell table:style-name="ce3" office:value-type="float" office:value="13">
            <text:p>13</text:p>
          </table:table-cell>
          <table:table-cell table:style-name="ce12" table:formula="of:=(MAX(([.C132]+2*[.D132]);3*[.D132])+[.E132])/4" office:value-type="float" office:value="10.375">
            <text:p>10.3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6332">
            <text:p>11306332</text:p>
          </table:table-cell>
          <table:table-cell table:style-name="ce3" office:value-type="string">
            <text:p>ELMOUTAOUKIL MOULAY-MEHDI</text:p>
          </table:table-cell>
          <table:table-cell table:style-name="ce3" office:value-type="float" office:value="8.5">
            <text:p>8.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14">
            <text:p>14</text:p>
          </table:table-cell>
          <table:table-cell table:style-name="ce12" table:formula="of:=(MAX(([.C133]+2*[.D133]);3*[.D133])+[.E133])/4" office:value-type="float" office:value="6.625">
            <text:p>6.6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2525">
            <text:p>11302525</text:p>
          </table:table-cell>
          <table:table-cell table:style-name="ce3" office:value-type="string">
            <text:p>FOURNIER QUENTIN</text:p>
          </table:table-cell>
          <table:table-cell table:style-name="ce3" office:value-type="float" office:value="12.5">
            <text:p>12.5</text:p>
          </table:table-cell>
          <table:table-cell table:style-name="ce7" office:value-type="float" office:value="12.5">
            <text:p>12.5</text:p>
          </table:table-cell>
          <table:table-cell table:style-name="ce3" office:value-type="float" office:value="11">
            <text:p>11</text:p>
          </table:table-cell>
          <table:table-cell table:style-name="ce12" table:formula="of:=(MAX(([.C134]+2*[.D134]);3*[.D134])+[.E134])/4" office:value-type="float" office:value="12.125">
            <text:p>12.1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000864">
            <text:p>11000864</text:p>
          </table:table-cell>
          <table:table-cell table:style-name="ce3" office:value-type="string">
            <text:p>GINO KEVIN</text:p>
          </table:table-cell>
          <table:table-cell table:style-name="ce3" office:value-type="float" office:value="11">
            <text:p>11</text:p>
          </table:table-cell>
          <table:table-cell table:style-name="ce7"/>
          <table:table-cell table:style-name="ce3" office:value-type="float" office:value="5">
            <text:p>5</text:p>
          </table:table-cell>
          <table:table-cell table:style-name="ce12" table:formula="of:=(MAX(([.C135]+2*[.D135]);3*[.D135])+[.E135])/4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0470">
            <text:p>11300470</text:p>
          </table:table-cell>
          <table:table-cell table:style-name="ce3" office:value-type="string">
            <text:p>HOCHEDEZ CLEMENT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9">
            <text:p>9</text:p>
          </table:table-cell>
          <table:table-cell table:style-name="ce3" office:value-type="float" office:value="12">
            <text:p>12</text:p>
          </table:table-cell>
          <table:table-cell table:style-name="ce12" table:formula="of:=(MAX(([.C136]+2*[.D136]);3*[.D136])+[.E136])/4" office:value-type="float" office:value="9.875">
            <text:p>9.8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0901337">
            <text:p>10901337</text:p>
          </table:table-cell>
          <table:table-cell table:style-name="ce3" office:value-type="string">
            <text:p>LEFILS VALENTIN</text:p>
          </table:table-cell>
          <table:table-cell table:style-name="ce3" office:value-type="float" office:value="14">
            <text:p>14</text:p>
          </table:table-cell>
          <table:table-cell table:style-name="ce7" office:value-type="float" office:value="13.5">
            <text:p>13.5</text:p>
          </table:table-cell>
          <table:table-cell table:style-name="ce3" office:value-type="float" office:value="15">
            <text:p>15</text:p>
          </table:table-cell>
          <table:table-cell table:style-name="ce12" table:formula="of:=(MAX(([.C137]+2*[.D137]);3*[.D137])+[.E137])/4"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3350">
            <text:p>11303350</text:p>
          </table:table-cell>
          <table:table-cell table:style-name="ce3" office:value-type="string">
            <text:p>LEMAIRE HELENE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3" office:value-type="float" office:value="14">
            <text:p>14</text:p>
          </table:table-cell>
          <table:table-cell table:style-name="ce12" table:formula="of:=(MAX(([.C138]+2*[.D138]);3*[.D138])+[.E138])/4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007322">
            <text:p>11007322</text:p>
          </table:table-cell>
          <table:table-cell table:style-name="ce3" office:value-type="string">
            <text:p>MASSA ALEXIS</text:p>
          </table:table-cell>
          <table:table-cell table:style-name="ce3" office:value-type="float" office:value="13.5">
            <text:p>13.5</text:p>
          </table:table-cell>
          <table:table-cell table:style-name="ce7" office:value-type="float" office:value="12.5">
            <text:p>12.5</text:p>
          </table:table-cell>
          <table:table-cell table:style-name="ce3" office:value-type="float" office:value="11">
            <text:p>11</text:p>
          </table:table-cell>
          <table:table-cell table:style-name="ce12" table:formula="of:=(MAX(([.C139]+2*[.D139]);3*[.D139])+[.E139])/4" office:value-type="float" office:value="12.375">
            <text:p>12.3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203825">
            <text:p>11203825</text:p>
          </table:table-cell>
          <table:table-cell table:style-name="ce3" office:value-type="string">
            <text:p>NEJMEDDINE AYOUB</text:p>
          </table:table-cell>
          <table:table-cell table:style-name="ce3" office:value-type="float" office:value="8">
            <text:p>8</text:p>
          </table:table-cell>
          <table:table-cell table:style-name="ce7" office:value-type="float" office:value="9.5">
            <text:p>9.5</text:p>
          </table:table-cell>
          <table:table-cell table:style-name="ce3" office:value-type="float" office:value="16">
            <text:p>16</text:p>
          </table:table-cell>
          <table:table-cell table:style-name="ce12" table:formula="of:=(MAX(([.C140]+2*[.D140]);3*[.D140])+[.E140])/4" office:value-type="float" office:value="11.125">
            <text:p>11.1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2701">
            <text:p>11302701</text:p>
          </table:table-cell>
          <table:table-cell table:style-name="ce3" office:value-type="string">
            <text:p>RENAUD ALEXANDRE</text:p>
          </table:table-cell>
          <table:table-cell table:style-name="ce3" office:value-type="float" office:value="14.5">
            <text:p>14.5</text:p>
          </table:table-cell>
          <table:table-cell table:style-name="ce7" office:value-type="float" office:value="15">
            <text:p>15</text:p>
          </table:table-cell>
          <table:table-cell table:style-name="ce3" office:value-type="float" office:value="11">
            <text:p>11</text:p>
          </table:table-cell>
          <table:table-cell table:style-name="ce12" table:formula="of:=(MAX(([.C141]+2*[.D141]);3*[.D141])+[.E141])/4"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1860">
            <text:p>11301860</text:p>
          </table:table-cell>
          <table:table-cell table:style-name="ce3" office:value-type="string">
            <text:p>SCHEPENS MATHIEU</text:p>
          </table:table-cell>
          <table:table-cell table:style-name="ce3" office:value-type="float" office:value="18.5">
            <text:p>18.5</text:p>
          </table:table-cell>
          <table:table-cell table:style-name="ce7" office:value-type="float" office:value="14">
            <text:p>14</text:p>
          </table:table-cell>
          <table:table-cell table:style-name="ce3" office:value-type="float" office:value="16">
            <text:p>16</text:p>
          </table:table-cell>
          <table:table-cell table:style-name="ce12" table:formula="of:=(MAX(([.C142]+2*[.D142]);3*[.D142])+[.E142])/4" office:value-type="float" office:value="15.625">
            <text:p>15.6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1288">
            <text:p>11301288</text:p>
          </table:table-cell>
          <table:table-cell table:style-name="ce3" office:value-type="string">
            <text:p>SLEPAK JEREMY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3" office:value-type="float" office:value="14">
            <text:p>14</text:p>
          </table:table-cell>
          <table:table-cell table:style-name="ce12" table:formula="of:=(MAX(([.C143]+2*[.D143]);3*[.D143])+[.E143])/4" office:value-type="float" office:value="9.5">
            <text:p>9.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1397">
            <text:p>11301397</text:p>
          </table:table-cell>
          <table:table-cell table:style-name="ce3" office:value-type="string">
            <text:p>SOUIKI ADAM</text:p>
          </table:table-cell>
          <table:table-cell table:style-name="ce3" office:value-type="float" office:value="13.5">
            <text:p>13.5</text:p>
          </table:table-cell>
          <table:table-cell table:style-name="ce7" office:value-type="float" office:value="11.5">
            <text:p>11.5</text:p>
          </table:table-cell>
          <table:table-cell table:style-name="ce3" office:value-type="float" office:value="16">
            <text:p>16</text:p>
          </table:table-cell>
          <table:table-cell table:style-name="ce12" table:formula="of:=(MAX(([.C144]+2*[.D144]);3*[.D144])+[.E144])/4" office:value-type="float" office:value="13.125">
            <text:p>13.1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102059">
            <text:p>11102059</text:p>
          </table:table-cell>
          <table:table-cell table:style-name="ce3" office:value-type="string">
            <text:p>THOREZ DONATIEN</text:p>
          </table:table-cell>
          <table:table-cell table:style-name="ce3" office:value-type="float" office:value="8.5">
            <text:p>8.5</text:p>
          </table:table-cell>
          <table:table-cell table:style-name="ce7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12" table:formula="of:=(MAX(([.C145]+2*[.D145]);3*[.D145])+[.E145])/4" office:value-type="float" office:value="12.75">
            <text:p>12.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203372">
            <text:p>11203372</text:p>
          </table:table-cell>
          <table:table-cell table:style-name="ce3" office:value-type="string">
            <text:p>VIERLINCK FLORIAN</text:p>
          </table:table-cell>
          <table:table-cell table:style-name="ce3" office:value-type="float" office:value="10.5">
            <text:p>10.5</text:p>
          </table:table-cell>
          <table:table-cell table:style-name="ce7" office:value-type="float" office:value="6.5">
            <text:p>6.5</text:p>
          </table:table-cell>
          <table:table-cell table:style-name="ce3" office:value-type="float" office:value="14">
            <text:p>14</text:p>
          </table:table-cell>
          <table:table-cell table:style-name="ce12" table:formula="of:=(MAX(([.C146]+2*[.D146]);3*[.D146])+[.E146])/4" office:value-type="float" office:value="9.375">
            <text:p>9.3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6472">
            <text:p>11306472</text:p>
          </table:table-cell>
          <table:table-cell table:style-name="ce3" office:value-type="string">
            <text:p>ZERIOUH AMAL</text:p>
          </table:table-cell>
          <table:table-cell table:style-name="ce3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12" table:formula="of:=(MAX(([.C147]+2*[.D147]);3*[.D147])+[.E147])/4" office:value-type="float" office:value="4.25">
            <text:p>4.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5" office:value-type="string">
            <text:p>Lallbeeharry Navish</text:p>
          </table:table-cell>
          <table:table-cell table:style-name="ce3" office:value-type="float" office:value="4.5">
            <text:p>4.5</text:p>
          </table:table-cell>
          <table:table-cell table:style-name="ce7" office:value-type="float" office:value="3">
            <text:p>3</text:p>
          </table:table-cell>
          <table:table-cell table:style-name="ce3" office:value-type="float" office:value="15">
            <text:p>15</text:p>
          </table:table-cell>
          <table:table-cell table:style-name="ce12" table:formula="of:=(MAX(([.C148]+2*[.D148]);3*[.D148])+[.E148])/4" office:value-type="float" office:value="6.375">
            <text:p>6.3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3" office:value-type="float" office:value="11306435">
            <text:p>11306435</text:p>
          </table:table-cell>
          <table:table-cell table:style-name="ce3" office:value-type="string">
            <text:p>AIT KHOUYA HANANE</text:p>
          </table:table-cell>
          <table:table-cell table:style-name="ce3"/>
          <table:table-cell table:style-name="ce7"/>
          <table:table-cell table:style-name="ce3"/>
          <table:table-cell table:style-name="ce12" table:formula="of:=(MAX(([.C149]+2*[.D149]);3*[.D149])+[.E149])/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float" office:value="11306026">
            <text:p>11306026</text:p>
          </table:table-cell>
          <table:table-cell table:style-name="ce3" office:value-type="string">
            <text:p>BALASAL ACHRAF</text:p>
          </table:table-cell>
          <table:table-cell table:style-name="ce3"/>
          <table:table-cell table:style-name="ce7" office:value-type="float" office:value="7.5">
            <text:p>7.5</text:p>
          </table:table-cell>
          <table:table-cell table:style-name="ce3"/>
          <table:table-cell table:style-name="ce12" table:formula="of:=(MAX(([.C150]+2*[.D150]);3*[.D150])+[.E150])/4" office:value-type="float" office:value="5.625">
            <text:p>5.625</text:p>
          </table:table-cell>
          <table:table-cell table:number-columns-repeated="1018"/>
        </table:table-row>
        <table:table-row table:style-name="ro1">
          <table:table-cell table:style-name="ce3" office:value-type="float" office:value="10305053">
            <text:p>10305053</text:p>
          </table:table-cell>
          <table:table-cell table:style-name="ce3" office:value-type="string">
            <text:p>BENBRIK OTHMANE</text:p>
          </table:table-cell>
          <table:table-cell table:style-name="ce3"/>
          <table:table-cell table:style-name="ce7"/>
          <table:table-cell table:style-name="ce3"/>
          <table:table-cell table:style-name="ce12" table:formula="of:=(MAX(([.C151]+2*[.D151]);3*[.D151])+[.E151])/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float" office:value="10903951">
            <text:p>10903951</text:p>
          </table:table-cell>
          <table:table-cell table:style-name="ce3" office:value-type="string">
            <text:p>CISTAC ALEXANDRE</text:p>
          </table:table-cell>
          <table:table-cell table:style-name="ce3"/>
          <table:table-cell table:style-name="ce7"/>
          <table:table-cell table:style-name="ce3"/>
          <table:table-cell table:style-name="ce12" table:formula="of:=(MAX(([.C152]+2*[.D152]);3*[.D152])+[.E152])/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float" office:value="11102124">
            <text:p>11102124</text:p>
          </table:table-cell>
          <table:table-cell table:style-name="ce3" office:value-type="string">
            <text:p>DRECQ JULIEN</text:p>
          </table:table-cell>
          <table:table-cell table:style-name="ce3"/>
          <table:table-cell table:style-name="ce7"/>
          <table:table-cell table:style-name="ce3"/>
          <table:table-cell table:style-name="ce12" table:formula="of:=(MAX(([.C153]+2*[.D153]);3*[.D153])+[.E153])/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float" office:value="11300101">
            <text:p>11300101</text:p>
          </table:table-cell>
          <table:table-cell table:style-name="ce3" office:value-type="string">
            <text:p>KHACHAT YASSINE</text:p>
          </table:table-cell>
          <table:table-cell table:style-name="ce3"/>
          <table:table-cell table:style-name="ce7"/>
          <table:table-cell table:style-name="ce3"/>
          <table:table-cell table:style-name="ce12" table:formula="of:=(MAX(([.C154]+2*[.D154]);3*[.D154])+[.E154])/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float" office:value="11202903">
            <text:p>11202903</text:p>
          </table:table-cell>
          <table:table-cell table:style-name="ce3" office:value-type="string">
            <text:p>KHEROUNTS SATENIK</text:p>
          </table:table-cell>
          <table:table-cell table:style-name="ce3"/>
          <table:table-cell table:style-name="ce7" office:value-type="float" office:value="2">
            <text:p>2</text:p>
          </table:table-cell>
          <table:table-cell table:style-name="ce3"/>
          <table:table-cell table:style-name="ce12" table:formula="of:=(MAX(([.C155]+2*[.D155]);3*[.D155])+[.E155])/4"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table:style-name="ce3" office:value-type="float" office:value="11303106">
            <text:p>11303106</text:p>
          </table:table-cell>
          <table:table-cell table:style-name="ce3" office:value-type="string">
            <text:p>LECLERCQ STEPHANE</text:p>
          </table:table-cell>
          <table:table-cell table:style-name="ce3"/>
          <table:table-cell table:style-name="ce7"/>
          <table:table-cell table:style-name="ce3"/>
          <table:table-cell table:style-name="ce12" table:formula="of:=(MAX(([.C156]+2*[.D156]);3*[.D156])+[.E156])/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float" office:value="11202655">
            <text:p>11202655</text:p>
          </table:table-cell>
          <table:table-cell table:style-name="ce3" office:value-type="string">
            <text:p>LEMOINE MATTHEW</text:p>
          </table:table-cell>
          <table:table-cell table:style-name="ce3" office:value-type="float" office:value="9.5">
            <text:p>9.5</text:p>
          </table:table-cell>
          <table:table-cell table:style-name="ce7" office:value-type="float" office:value="7">
            <text:p>7</text:p>
          </table:table-cell>
          <table:table-cell table:style-name="ce3" office:value-type="float" office:value="10">
            <text:p>10</text:p>
          </table:table-cell>
          <table:table-cell table:style-name="ce12" table:formula="of:=(MAX(([.C157]+2*[.D157]);3*[.D157])+[.E157])/4" office:value-type="float" office:value="8.375">
            <text:p>8.375</text:p>
          </table:table-cell>
          <table:table-cell table:number-columns-repeated="1018"/>
        </table:table-row>
        <table:table-row table:style-name="ro1">
          <table:table-cell table:style-name="ce3" office:value-type="float" office:value="11103258">
            <text:p>11103258</text:p>
          </table:table-cell>
          <table:table-cell table:style-name="ce3" office:value-type="string">
            <text:p>LOISON DOROTHEE</text:p>
          </table:table-cell>
          <table:table-cell table:style-name="ce3"/>
          <table:table-cell table:style-name="ce7"/>
          <table:table-cell table:style-name="ce3"/>
          <table:table-cell table:style-name="ce12" table:formula="of:=(MAX(([.C158]+2*[.D158]);3*[.D158])+[.E158])/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float" office:value="10703467">
            <text:p>10703467</text:p>
          </table:table-cell>
          <table:table-cell table:style-name="ce3" office:value-type="string">
            <text:p>OPSOMMER JEREMY</text:p>
          </table:table-cell>
          <table:table-cell table:style-name="ce3"/>
          <table:table-cell table:style-name="ce7" office:value-type="float" office:value="11.5">
            <text:p>11.5</text:p>
          </table:table-cell>
          <table:table-cell table:style-name="ce3"/>
          <table:table-cell table:style-name="ce12" table:formula="of:=(MAX(([.C159]+2*[.D159]);3*[.D159])+[.E159])/4" office:value-type="float" office:value="8.625">
            <text:p>8.625</text:p>
          </table:table-cell>
          <table:table-cell table:number-columns-repeated="1018"/>
        </table:table-row>
        <table:table-row table:style-name="ro1">
          <table:table-cell table:style-name="ce3" office:value-type="float" office:value="11203551">
            <text:p>11203551</text:p>
          </table:table-cell>
          <table:table-cell table:style-name="ce3" office:value-type="string">
            <text:p>PERNET ALEXIS</text:p>
          </table:table-cell>
          <table:table-cell table:style-name="ce3"/>
          <table:table-cell table:style-name="ce7"/>
          <table:table-cell table:style-name="ce3"/>
          <table:table-cell table:style-name="ce12" table:formula="of:=(MAX(([.C160]+2*[.D160]);3*[.D160])+[.E160])/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>
            <text:p>KAPTAN MUSTAFA FURKAN</text:p>
          </table:table-cell>
          <table:table-cell table:style-name="ce3"/>
          <table:table-cell table:style-name="ce7" office:value-type="float" office:value="12">
            <text:p>12</text:p>
          </table:table-cell>
          <table:table-cell table:style-name="ce3" office:value-type="float" office:value="15">
            <text:p>15</text:p>
          </table:table-cell>
          <table:table-cell table:style-name="ce12" table:formula="of:=(MAX(([.C161]+2*[.D161]);3*[.D161])+[.E161])/4" office:value-type="float" office:value="12.75">
            <text:p>12.75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>
            <text:p>IZEL TILIN</text:p>
          </table:table-cell>
          <table:table-cell table:style-name="ce3"/>
          <table:table-cell table:style-name="ce7" office:value-type="float" office:value="9.5">
            <text:p>9.5</text:p>
          </table:table-cell>
          <table:table-cell table:style-name="ce3" office:value-type="float" office:value="15">
            <text:p>15</text:p>
          </table:table-cell>
          <table:table-cell table:style-name="ce12" table:formula="of:=(MAX(([.C162]+2*[.D162]);3*[.D162])+[.E162])/4" office:value-type="float" office:value="10.875">
            <text:p>10.875</text:p>
          </table:table-cell>
          <table:table-cell table:number-columns-repeated="1018"/>
        </table:table-row>
        <table:table-row table:style-name="ro1">
          <table:table-cell office:value-type="string">
            <text:p>1050359?</text:p>
          </table:table-cell>
          <table:table-cell office:value-type="string">
            <text:p>DIA ALHASSANE ABDOUL AZIZ</text:p>
          </table:table-cell>
          <table:table-cell/>
          <table:table-cell table:style-name="ce8" office:value-type="float" office:value="5.5">
            <text:p>5.5</text:p>
          </table:table-cell>
          <table:table-cell/>
          <table:table-cell table:style-name="ce12" table:formula="of:=(MAX(([.C163]+2*[.D163]);3*[.D163])+[.E163])/4" office:value-type="float" office:value="4.125">
            <text:p>4.12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AVERAGE([.$F$7:.$F$163])" office:value-type="float" office:value="9.82643312101911">
            <text:p>9.826433121</text:p>
          </table:table-cell>
          <table:table-cell table:style-name="ce11" table:formula="of:=STDEV([.$F$7:.$F$163])" office:value-type="float" office:value="4.52471953554098">
            <text:p>4.5247195355</text:p>
          </table:table-cell>
          <table:table-cell table:style-name="ce11" table:formula="of:=QUARTILE([.$F$7:.$F$163];1)" office:value-type="float" office:value="7.25">
            <text:p>7.25</text:p>
          </table:table-cell>
          <table:table-cell table:style-name="ce11" table:formula="of:=QUARTILE([.$F$7:.$F$163];2)" office:value-type="float" office:value="10.125">
            <text:p>10.125</text:p>
          </table:table-cell>
          <table:table-cell table:style-name="ce11" table:formula="of:=QUARTILE([.$F$7:.$F$163];3)" office:value-type="float" office:value="13">
            <text:p>13</text:p>
          </table:table-cell>
          <table:table-cell table:number-columns-repeated="1014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Feuil1.A7:Feuil1.G160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date-style style:name="N5116" number:language="en">
      <number:day number:style="long"/>
      <number:text>-</number:text>
      <number:month number:textual="true"/>
      <number:text>-</number:text>
      <number:year/>
    </number:date-style>
    <number:date-style style:name="N5117" number:language="en">
      <number:day number:style="long"/>
      <number:text>-</number:text>
      <number:month number:textual="true"/>
    </number:date-style>
    <number:date-style style:name="N5118" number:language="en">
      <number:month number:textual="true"/>
      <number:text>-</number:text>
      <number:year/>
    </number:date-style>
    <number:time-style style:name="N5119" number:language="en">
      <number:hours/>
      <number:text>:</number:text>
      <number:minutes number:style="long"/>
      <number:text> </number:text>
      <number:am-pm/>
    </number:time-style>
    <number:time-style style:name="N5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style:font-name-complex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16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ers</meta:initial-creator>
    <meta:creation-date>2012-11-30T12:51:20</meta:creation-date>
    <dc:date>2013-02-15T16:23:32</dc:date>
    <meta:generator>OpenOffice.org/3.3$Unix OpenOffice.org_project/330m20$Build-9567</meta:generator>
    <meta:editing-duration>PT12H21M20S</meta:editing-duration>
    <meta:editing-cycles>24</meta:editing-cycles>
    <meta:document-statistic meta:table-count="1" meta:cell-count="1099" meta:object-count="0"/>
  </office:meta>
</office:document-meta>
</file>